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ndale Mono" svg:font-family="'Andale Mono'" style:font-pitch="fixed"/>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imbus Mono PS" svg:font-family="'Nimbus Mono PS'" style:font-pitch="fixed"/>
    <style:font-face style:name="Noto Sans" svg:font-family="'Noto Sans'" style:font-family-generic="swiss" style:font-pitch="variable"/>
    <style:font-face style:name="Noto Sans CJK HK" svg:font-family="'Noto Sans CJK HK'"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fo:font-size="16pt" fo:font-weight="bold" officeooo:rsid="00049ba1" officeooo:paragraph-rsid="00049ba1" style:font-size-asian="14pt" style:font-weight-asian="bold" style:font-size-complex="16pt" style:font-weight-complex="bold"/>
    </style:style>
    <style:style style:name="P2" style:family="paragraph" style:parent-style-name="Standard">
      <style:paragraph-properties fo:text-align="start" style:justify-single-word="false"/>
      <style:text-properties fo:font-size="12pt" fo:font-weight="normal" officeooo:rsid="00049ba1" officeooo:paragraph-rsid="00049ba1" style:font-size-asian="10.5pt" style:font-weight-asian="normal" style:font-size-complex="12pt" style:font-weight-complex="normal"/>
    </style:style>
    <style:style style:name="P3" style:family="paragraph" style:parent-style-name="Standard">
      <style:paragraph-properties fo:text-align="start" style:justify-single-word="false"/>
      <style:text-properties style:font-name="Nimbus Mono PS" fo:font-size="12pt" fo:font-weight="normal" officeooo:rsid="00049ba1" officeooo:paragraph-rsid="00049ba1"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style:font-name="Nimbus Mono PS" fo:font-size="9pt" fo:font-weight="normal" officeooo:rsid="00049ba1" officeooo:paragraph-rsid="00049ba1" style:font-size-asian="7.84999990463257pt" style:font-weight-asian="normal" style:font-size-complex="9pt" style:font-weight-complex="normal"/>
    </style:style>
    <style:style style:name="P5" style:family="paragraph" style:parent-style-name="Standard">
      <style:paragraph-properties fo:text-align="start" style:justify-single-word="false"/>
      <style:text-properties style:font-name="Andale Mono" fo:font-size="12pt" fo:font-weight="normal" officeooo:rsid="00049ba1" officeooo:paragraph-rsid="00049ba1"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style:font-name="Noto Sans" fo:font-size="12pt" fo:font-weight="normal" officeooo:rsid="00049ba1" officeooo:paragraph-rsid="00049ba1"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style:font-name="Noto Sans" fo:font-size="12pt" fo:font-weight="normal" officeooo:rsid="000519be" officeooo:paragraph-rsid="000519be"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style:font-name="Nimbus Mono PS" fo:font-size="12pt" fo:font-weight="normal" officeooo:rsid="000519be" officeooo:paragraph-rsid="000519be"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style:font-name="Nimbus Mono PS" fo:font-size="9pt" fo:font-weight="normal" officeooo:rsid="000519be" officeooo:paragraph-rsid="000519be" style:font-size-asian="7.84999990463257pt" style:font-weight-asian="normal" style:font-size-complex="9pt" style:font-weight-complex="normal"/>
    </style:style>
    <style:style style:name="P10" style:family="paragraph" style:parent-style-name="Standard">
      <style:paragraph-properties fo:text-align="start" style:justify-single-word="false"/>
      <style:text-properties style:font-name="Noto Sans" fo:font-size="12pt" fo:font-weight="normal" officeooo:rsid="00061772" officeooo:paragraph-rsid="00061772"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style:font-name="Nimbus Mono PS" fo:font-size="12pt" fo:font-weight="normal" officeooo:rsid="00061772" officeooo:paragraph-rsid="00061772" style:font-size-asian="10.5pt" style:font-weight-asian="normal" style:font-size-complex="12pt" style:font-weight-complex="normal"/>
    </style:style>
    <style:style style:name="P12" style:family="paragraph" style:parent-style-name="Standard">
      <style:paragraph-properties fo:text-align="center" style:justify-single-word="false"/>
      <style:text-properties style:font-name="Noto Sans" fo:font-size="16pt" fo:font-weight="normal" officeooo:rsid="00061772" officeooo:paragraph-rsid="00061772" style:font-size-asian="14pt" style:font-weight-asian="normal" style:font-size-complex="16pt" style:font-weight-complex="normal"/>
    </style:style>
    <style:style style:name="P13" style:family="paragraph" style:parent-style-name="Standard" style:list-style-name="L1">
      <style:paragraph-properties fo:text-align="start" style:justify-single-word="false"/>
      <style:text-properties style:font-name="Noto Sans" fo:font-size="12pt" fo:font-weight="normal" officeooo:rsid="00061772" officeooo:paragraph-rsid="00061772" style:font-size-asian="10.5pt" style:font-weight-asian="normal" style:font-size-complex="12pt" style:font-weight-complex="normal"/>
    </style:style>
    <style:style style:name="P14" style:family="paragraph" style:parent-style-name="Standard" style:list-style-name="L2">
      <style:paragraph-properties fo:text-align="start" style:justify-single-word="false"/>
      <style:text-properties style:font-name="Noto Sans" fo:font-size="12pt" fo:font-weight="normal" officeooo:rsid="00061772" officeooo:paragraph-rsid="00061772" style:font-size-asian="10.5pt" style:font-weight-asian="normal" style:font-size-complex="12pt" style:font-weight-complex="normal"/>
    </style:style>
    <style:style style:name="P15" style:family="paragraph" style:parent-style-name="Standard" style:list-style-name="L3">
      <style:paragraph-properties fo:text-align="start" style:justify-single-word="false"/>
      <style:text-properties style:font-name="Noto Sans" fo:font-size="12pt" fo:font-weight="normal" officeooo:rsid="00061772" officeooo:paragraph-rsid="00061772" style:font-size-asian="10.5pt" style:font-weight-asian="normal" style:font-size-complex="12pt" style:font-weight-complex="normal"/>
    </style:style>
    <style:style style:name="P16" style:family="paragraph" style:parent-style-name="Standard" style:list-style-name="L4">
      <style:paragraph-properties fo:text-align="start" style:justify-single-word="false"/>
      <style:text-properties style:font-name="Noto Sans" fo:font-size="12pt" fo:font-weight="normal" officeooo:rsid="00061772" officeooo:paragraph-rsid="00061772"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style:font-name="Noto Sans" fo:font-size="12pt" fo:font-weight="normal" officeooo:rsid="000724b2" officeooo:paragraph-rsid="000724b2"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style:font-name="Nimbus Mono PS" fo:font-size="12pt" fo:font-weight="normal" officeooo:rsid="000724b2" officeooo:paragraph-rsid="000724b2"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style:font-name="Noto Sans" fo:font-size="12pt" fo:font-weight="normal" officeooo:rsid="000726be" officeooo:paragraph-rsid="000726be"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style:font-name="Nimbus Mono PS" fo:font-size="12pt" fo:font-weight="normal" officeooo:rsid="000726be" officeooo:paragraph-rsid="000726be" style:font-size-asian="10.5pt" style:font-weight-asian="normal" style:font-size-complex="12pt" style:font-weight-complex="normal"/>
    </style:style>
    <style:style style:name="P21" style:family="paragraph" style:parent-style-name="Standard" style:list-style-name="L5">
      <style:paragraph-properties fo:text-align="start" style:justify-single-word="false"/>
      <style:text-properties style:font-name="Noto Sans" fo:font-size="12pt" fo:font-weight="normal" officeooo:rsid="000726be" officeooo:paragraph-rsid="000726be" style:font-size-asian="10.5pt" style:font-weight-asian="normal" style:font-size-complex="12pt" style:font-weight-complex="normal"/>
    </style:style>
    <style:style style:name="P22" style:family="paragraph" style:parent-style-name="Standard">
      <style:paragraph-properties fo:text-align="start" style:justify-single-word="false"/>
      <style:text-properties style:font-name="Nimbus Mono PS" fo:font-size="12pt" fo:font-weight="normal" officeooo:rsid="000829ae" officeooo:paragraph-rsid="000726be" style:font-size-asian="10.5pt" style:font-weight-asian="normal" style:font-size-complex="12pt" style:font-weight-complex="normal"/>
    </style:style>
    <style:style style:name="P23" style:family="paragraph" style:parent-style-name="Standard">
      <style:paragraph-properties fo:text-align="start" style:justify-single-word="false"/>
      <style:text-properties style:font-name="Noto Sans" fo:font-size="12pt" fo:font-weight="normal" officeooo:rsid="000829ae" officeooo:paragraph-rsid="000726be" style:font-size-asian="10.5pt" style:font-weight-asian="normal" style:font-size-complex="12pt" style:font-weight-complex="normal"/>
    </style:style>
    <style:style style:name="P24" style:family="paragraph" style:parent-style-name="Standard">
      <style:paragraph-properties fo:text-align="start" style:justify-single-word="false"/>
      <style:text-properties style:font-name="Noto Sans" fo:font-size="12pt" fo:font-weight="normal" officeooo:rsid="000829ae" officeooo:paragraph-rsid="000829ae" style:font-size-asian="10.5pt" style:font-weight-asian="normal" style:font-size-complex="12pt" style:font-weight-complex="normal"/>
    </style:style>
    <style:style style:name="P25" style:family="paragraph" style:parent-style-name="Standard">
      <style:paragraph-properties fo:text-align="start" style:justify-single-word="false"/>
      <style:text-properties style:font-name="Nimbus Mono PS" fo:font-size="12pt" fo:font-weight="normal" officeooo:rsid="000829ae" officeooo:paragraph-rsid="000829ae" style:font-size-asian="10.5pt" style:font-weight-asian="normal" style:font-size-complex="12pt" style:font-weight-complex="normal"/>
    </style:style>
    <style:style style:name="P26" style:family="paragraph" style:parent-style-name="Standard" style:list-style-name="L6">
      <style:paragraph-properties fo:text-align="start" style:justify-single-word="false"/>
      <style:text-properties style:font-name="Noto Sans" fo:font-size="12pt" fo:font-weight="normal" officeooo:rsid="000829ae" officeooo:paragraph-rsid="000829ae" style:font-size-asian="10.5pt" style:font-weight-asian="normal" style:font-size-complex="12pt" style:font-weight-complex="normal"/>
    </style:style>
    <style:style style:name="P27" style:family="paragraph" style:parent-style-name="Standard">
      <style:paragraph-properties fo:text-align="start" style:justify-single-word="false"/>
      <style:text-properties style:font-name="Noto Sans" fo:font-size="12pt" fo:font-weight="normal" officeooo:rsid="00096db8" officeooo:paragraph-rsid="00096db8" style:font-size-asian="10.5pt" style:font-weight-asian="normal" style:font-size-complex="12pt" style:font-weight-complex="normal"/>
    </style:style>
    <style:style style:name="P28" style:family="paragraph" style:parent-style-name="Standard">
      <style:paragraph-properties fo:text-align="start" style:justify-single-word="false"/>
      <style:text-properties style:font-name="Nimbus Mono PS" fo:font-size="12pt" fo:font-weight="normal" officeooo:rsid="00096db8" officeooo:paragraph-rsid="00096db8" style:font-size-asian="10.5pt" style:font-weight-asian="normal" style:font-size-complex="12pt" style:font-weight-complex="normal"/>
    </style:style>
    <style:style style:name="P29" style:family="paragraph" style:parent-style-name="Standard">
      <style:paragraph-properties fo:text-align="start" style:justify-single-word="false"/>
      <style:text-properties style:font-name="Noto Sans" fo:font-size="12pt" fo:font-weight="normal" officeooo:rsid="000a5b58" officeooo:paragraph-rsid="00096db8" style:font-size-asian="10.5pt" style:font-weight-asian="normal" style:font-size-complex="12pt" style:font-weight-complex="normal"/>
    </style:style>
    <style:style style:name="P30" style:family="paragraph" style:parent-style-name="Standard">
      <style:paragraph-properties fo:text-align="start" style:justify-single-word="false"/>
      <style:text-properties style:font-name="Noto Sans" fo:font-size="12pt" fo:font-weight="normal" officeooo:rsid="000b1443" officeooo:paragraph-rsid="00096db8" style:font-size-asian="10.5pt" style:font-weight-asian="normal" style:font-size-complex="12pt" style:font-weight-complex="normal"/>
    </style:style>
    <style:style style:name="P31" style:family="paragraph" style:parent-style-name="Standard">
      <style:paragraph-properties fo:text-align="center" style:justify-single-word="false"/>
      <style:text-properties style:font-name="Noto Sans" fo:font-size="16pt" fo:font-weight="normal" officeooo:rsid="000fd3df" officeooo:paragraph-rsid="000fd3df" style:font-size-asian="14pt" style:font-weight-asian="normal" style:font-size-complex="16pt" style:font-weight-complex="normal"/>
    </style:style>
    <style:style style:name="P32" style:family="paragraph" style:parent-style-name="Standard">
      <style:paragraph-properties fo:text-align="start" style:justify-single-word="false"/>
      <style:text-properties style:font-name="Noto Sans" fo:font-size="12pt" fo:font-weight="normal" officeooo:rsid="000fd3df" officeooo:paragraph-rsid="000fd3df" style:font-size-asian="10.5pt" style:font-weight-asian="normal" style:font-size-complex="12pt" style:font-weight-complex="normal"/>
    </style:style>
    <style:style style:name="P33" style:family="paragraph" style:parent-style-name="Standard">
      <style:paragraph-properties fo:text-align="start" style:justify-single-word="false"/>
      <style:text-properties style:font-name="Nimbus Mono PS" fo:font-size="12pt" fo:font-weight="normal" officeooo:rsid="000fd3df" officeooo:paragraph-rsid="000fd3df" style:font-size-asian="10.5pt" style:font-weight-asian="normal" style:font-size-complex="12pt" style:font-weight-complex="normal"/>
    </style:style>
    <style:style style:name="P34" style:family="paragraph" style:parent-style-name="Standard">
      <style:paragraph-properties fo:text-align="start" style:justify-single-word="false"/>
      <style:text-properties style:font-name="Nimbus Mono PS" fo:font-size="12pt" fo:font-weight="normal" officeooo:rsid="001007dd" officeooo:paragraph-rsid="000fd3df" style:font-size-asian="10.5pt" style:font-weight-asian="normal" style:font-size-complex="12pt" style:font-weight-complex="normal"/>
    </style:style>
    <style:style style:name="P35" style:family="paragraph" style:parent-style-name="Standard">
      <style:paragraph-properties fo:text-align="start" style:justify-single-word="false"/>
      <style:text-properties style:font-name="Noto Sans" fo:font-size="12pt" fo:font-weight="normal" officeooo:rsid="001007dd" officeooo:paragraph-rsid="001007dd" style:font-size-asian="10.5pt" style:font-weight-asian="normal" style:font-size-complex="12pt" style:font-weight-complex="normal"/>
    </style:style>
    <style:style style:name="P36" style:family="paragraph" style:parent-style-name="Standard">
      <style:paragraph-properties fo:text-align="start" style:justify-single-word="false"/>
      <style:text-properties style:font-name="Nimbus Mono PS" fo:font-size="12pt" fo:font-weight="normal" officeooo:rsid="001007dd" officeooo:paragraph-rsid="001007dd" style:font-size-asian="10.5pt" style:font-weight-asian="normal" style:font-size-complex="12pt" style:font-weight-complex="normal"/>
    </style:style>
    <style:style style:name="P37" style:family="paragraph" style:parent-style-name="Standard">
      <style:paragraph-properties fo:text-align="center" style:justify-single-word="false"/>
      <style:text-properties style:font-name="Noto Sans" fo:font-size="16pt" fo:font-weight="normal" officeooo:rsid="001349bd" officeooo:paragraph-rsid="001349bd" style:font-size-asian="14pt" style:font-weight-asian="normal" style:font-size-complex="16pt" style:font-weight-complex="normal"/>
    </style:style>
    <style:style style:name="P38" style:family="paragraph" style:parent-style-name="Standard">
      <style:paragraph-properties fo:text-align="start" style:justify-single-word="false"/>
      <style:text-properties style:font-name="Noto Sans" fo:font-size="16pt" fo:font-weight="normal" officeooo:rsid="001349bd" officeooo:paragraph-rsid="001349bd" style:font-size-asian="14pt" style:font-weight-asian="normal" style:font-size-complex="16pt" style:font-weight-complex="normal"/>
    </style:style>
    <style:style style:name="P39" style:family="paragraph" style:parent-style-name="Standard">
      <style:paragraph-properties fo:text-align="start" style:justify-single-word="false"/>
      <style:text-properties style:font-name="Noto Sans" fo:font-size="12pt" fo:font-weight="normal" officeooo:rsid="001349bd" officeooo:paragraph-rsid="001349bd" style:font-size-asian="12pt" style:font-weight-asian="normal" style:font-size-complex="12pt" style:font-weight-complex="normal"/>
    </style:style>
    <style:style style:name="P40" style:family="paragraph" style:parent-style-name="Standard">
      <style:paragraph-properties fo:text-align="start" style:justify-single-word="false"/>
      <style:text-properties style:font-name="Nimbus Mono PS" fo:font-size="12pt" fo:font-weight="normal" officeooo:rsid="001349bd" officeooo:paragraph-rsid="001349bd" style:font-size-asian="12pt" style:font-weight-asian="normal" style:font-size-complex="12pt" style:font-weight-complex="normal"/>
    </style:style>
    <style:style style:name="P41" style:family="paragraph" style:parent-style-name="Standard">
      <style:paragraph-properties fo:text-align="start" style:justify-single-word="false"/>
      <style:text-properties style:font-name="Noto Sans" fo:font-size="12pt" fo:font-weight="normal" officeooo:rsid="001349bd" officeooo:paragraph-rsid="001349bd" style:font-size-asian="10.5pt" style:font-weight-asian="normal" style:font-size-complex="12pt" style:font-weight-complex="normal"/>
    </style:style>
    <style:style style:name="P42" style:family="paragraph" style:parent-style-name="Standard">
      <style:paragraph-properties fo:text-align="start" style:justify-single-word="false"/>
      <style:text-properties style:font-name="Nimbus Mono PS" fo:font-size="12pt" fo:font-weight="normal" officeooo:rsid="001349bd" officeooo:paragraph-rsid="001349bd" style:font-size-asian="10.5pt" style:font-weight-asian="normal" style:font-size-complex="12pt" style:font-weight-complex="normal"/>
    </style:style>
    <style:style style:name="P43" style:family="paragraph" style:parent-style-name="Standard">
      <style:paragraph-properties fo:text-align="center" style:justify-single-word="false"/>
      <style:text-properties style:font-name="Noto Sans" fo:font-size="15pt" fo:font-weight="normal" officeooo:rsid="001349bd" officeooo:paragraph-rsid="001349bd" style:font-size-asian="13.1000003814697pt" style:font-weight-asian="normal" style:font-size-complex="15pt" style:font-weight-complex="normal"/>
    </style:style>
    <style:style style:name="P44" style:family="paragraph" style:parent-style-name="Standard">
      <style:paragraph-properties fo:text-align="start" style:justify-single-word="false"/>
      <style:text-properties style:font-name="Nimbus Mono PS" fo:font-size="12pt" fo:font-weight="normal" officeooo:rsid="00142b1c" officeooo:paragraph-rsid="001349bd" style:font-size-asian="12pt" style:font-weight-asian="normal" style:font-size-complex="12pt" style:font-weight-complex="normal"/>
    </style:style>
    <style:style style:name="P45" style:family="paragraph" style:parent-style-name="Standard">
      <style:paragraph-properties fo:text-align="start" style:justify-single-word="false"/>
      <style:text-properties style:font-name="Noto Sans" fo:font-size="12pt" fo:font-weight="normal" officeooo:rsid="00142b1c" officeooo:paragraph-rsid="00142b1c" style:font-size-asian="12pt" style:font-weight-asian="normal" style:font-size-complex="12pt" style:font-weight-complex="normal"/>
    </style:style>
    <style:style style:name="P46" style:family="paragraph" style:parent-style-name="Standard">
      <style:paragraph-properties fo:text-align="start" style:justify-single-word="false"/>
      <style:text-properties style:font-name="Nimbus Mono PS" fo:font-size="12pt" fo:font-weight="normal" officeooo:rsid="00142b1c" officeooo:paragraph-rsid="00142b1c" style:font-size-asian="12pt" style:font-weight-asian="normal" style:font-size-complex="12pt" style:font-weight-complex="normal"/>
    </style:style>
    <style:style style:name="P47" style:family="paragraph" style:parent-style-name="Standard">
      <style:paragraph-properties fo:text-align="start" style:justify-single-word="false"/>
      <style:text-properties style:font-name="Nimbus Mono PS" fo:font-size="10pt" fo:font-weight="normal" officeooo:rsid="00142b1c" officeooo:paragraph-rsid="00142b1c" style:font-size-asian="12pt" style:font-weight-asian="normal" style:font-size-complex="12pt" style:font-weight-complex="normal"/>
    </style:style>
    <style:style style:name="P48" style:family="paragraph" style:parent-style-name="Standard">
      <style:paragraph-properties fo:text-align="center" style:justify-single-word="false"/>
      <style:text-properties style:font-name="Noto Sans" fo:font-size="16pt" fo:font-weight="normal" officeooo:rsid="00142b1c" officeooo:paragraph-rsid="00142b1c" style:font-size-asian="14pt" style:font-weight-asian="normal" style:font-size-complex="16pt" style:font-weight-complex="normal"/>
    </style:style>
    <style:style style:name="P49" style:family="paragraph" style:parent-style-name="Standard">
      <style:paragraph-properties fo:text-align="start" style:justify-single-word="false"/>
      <style:text-properties style:font-name="Noto Sans" fo:font-size="12pt" fo:font-weight="normal" officeooo:rsid="00142b1c" officeooo:paragraph-rsid="00142b1c" style:font-size-asian="10.5pt" style:font-weight-asian="normal" style:font-size-complex="12pt" style:font-weight-complex="normal"/>
    </style:style>
    <style:style style:name="P50" style:family="paragraph" style:parent-style-name="Standard">
      <style:paragraph-properties fo:text-align="start" style:justify-single-word="false"/>
      <style:text-properties style:font-name="Nimbus Mono PS" fo:font-size="12pt" fo:font-weight="normal" officeooo:rsid="00142b1c" officeooo:paragraph-rsid="00142b1c" style:font-size-asian="10.5pt" style:font-weight-asian="normal" style:font-size-complex="12pt" style:font-weight-complex="normal"/>
    </style:style>
    <style:style style:name="P51" style:family="paragraph" style:parent-style-name="Standard">
      <style:paragraph-properties fo:text-align="start" style:justify-single-word="false"/>
      <style:text-properties style:font-name="Nimbus Mono PS" fo:font-size="10pt" fo:font-weight="normal" officeooo:rsid="00142b1c" officeooo:paragraph-rsid="00142b1c" style:font-size-asian="10.5pt" style:font-weight-asian="normal" style:font-size-complex="12pt" style:font-weight-complex="normal"/>
    </style:style>
    <style:style style:name="P52" style:family="paragraph" style:parent-style-name="Standard">
      <style:paragraph-properties fo:text-align="center" style:justify-single-word="false"/>
      <style:text-properties style:font-name="Noto Sans" fo:font-size="16pt" fo:font-weight="normal" officeooo:rsid="00142b1c" officeooo:paragraph-rsid="00142b1c" style:font-size-asian="10.5pt" style:font-weight-asian="normal" style:font-size-complex="12pt" style:font-weight-complex="normal"/>
    </style:style>
    <style:style style:name="P53" style:family="paragraph" style:parent-style-name="Standard">
      <style:paragraph-properties fo:text-align="start" style:justify-single-word="false"/>
      <style:text-properties style:font-name="Nimbus Mono PS" fo:font-size="12pt" fo:font-weight="normal" officeooo:rsid="0015087c" officeooo:paragraph-rsid="00142b1c" style:font-size-asian="12pt" style:font-weight-asian="normal" style:font-size-complex="12pt" style:font-weight-complex="normal"/>
    </style:style>
    <style:style style:name="P54" style:family="paragraph" style:parent-style-name="Standard">
      <style:paragraph-properties fo:text-align="start" style:justify-single-word="false"/>
      <style:text-properties style:font-name="Noto Sans" fo:font-size="12pt" fo:font-weight="normal" officeooo:rsid="0015087c" officeooo:paragraph-rsid="0015087c" style:font-size-asian="12pt" style:font-weight-asian="normal" style:font-size-complex="12pt" style:font-weight-complex="normal"/>
    </style:style>
    <style:style style:name="P55" style:family="paragraph" style:parent-style-name="Standard">
      <style:paragraph-properties fo:text-align="start" style:justify-single-word="false"/>
      <style:text-properties style:font-name="Nimbus Mono PS" fo:font-size="12pt" fo:font-weight="normal" officeooo:rsid="0015087c" officeooo:paragraph-rsid="0015087c" style:font-size-asian="12pt" style:font-weight-asian="normal" style:font-size-complex="12pt" style:font-weight-complex="normal"/>
    </style:style>
    <style:style style:name="P56" style:family="paragraph" style:parent-style-name="Standard">
      <style:paragraph-properties fo:text-align="start" style:justify-single-word="false"/>
      <style:text-properties style:font-name="Nimbus Mono PS" fo:font-size="12pt" fo:font-weight="normal" officeooo:rsid="001349bd" officeooo:paragraph-rsid="00160062" style:font-size-asian="12pt" style:font-weight-asian="normal" style:font-size-complex="12pt" style:font-weight-complex="normal"/>
    </style:style>
    <style:style style:name="P57" style:family="paragraph" style:parent-style-name="Standard">
      <style:paragraph-properties fo:text-align="start" style:justify-single-word="false"/>
      <style:text-properties style:font-name="Nimbus Mono PS" fo:font-size="12pt" fo:font-weight="normal" officeooo:rsid="00160062" officeooo:paragraph-rsid="00160062" style:font-size-asian="12pt" style:font-weight-asian="normal" style:font-size-complex="12pt" style:font-weight-complex="normal"/>
    </style:style>
    <style:style style:name="P58" style:family="paragraph" style:parent-style-name="Standard">
      <style:paragraph-properties fo:text-align="start" style:justify-single-word="false"/>
      <style:text-properties style:font-name="Noto Sans" fo:font-size="12pt" fo:font-weight="normal" officeooo:rsid="00160062" officeooo:paragraph-rsid="00160062" style:font-size-asian="12pt" style:font-weight-asian="normal" style:font-size-complex="12pt" style:font-weight-complex="normal"/>
    </style:style>
    <style:style style:name="P59" style:family="paragraph" style:parent-style-name="Standard">
      <style:paragraph-properties fo:text-align="center" style:justify-single-word="false"/>
      <style:text-properties style:font-name="Noto Sans" fo:font-size="16pt" fo:font-weight="normal" officeooo:rsid="00160062" officeooo:paragraph-rsid="00160062" style:font-size-asian="14pt" style:font-weight-asian="normal" style:font-size-complex="16pt" style:font-weight-complex="normal"/>
    </style:style>
    <style:style style:name="P60" style:family="paragraph" style:parent-style-name="Standard">
      <style:paragraph-properties fo:text-align="center" style:justify-single-word="false"/>
      <style:text-properties style:font-name="Noto Sans" fo:font-size="16pt" fo:font-weight="normal" officeooo:rsid="001349bd" officeooo:paragraph-rsid="00160062" style:font-size-asian="14pt" style:font-weight-asian="normal" style:font-size-complex="16pt" style:font-weight-complex="normal"/>
    </style:style>
    <style:style style:name="P61" style:family="paragraph" style:parent-style-name="Standard">
      <style:paragraph-properties fo:text-align="start" style:justify-single-word="false"/>
      <style:text-properties style:font-name="Noto Sans" fo:font-size="12pt" fo:font-weight="normal" officeooo:rsid="00160062" officeooo:paragraph-rsid="00160062" style:font-size-asian="10.5pt" style:font-weight-asian="normal" style:font-size-complex="12pt" style:font-weight-complex="normal"/>
    </style:style>
    <style:style style:name="P62" style:family="paragraph" style:parent-style-name="Standard">
      <style:paragraph-properties fo:text-align="start" style:justify-single-word="false"/>
      <style:text-properties style:font-name="Nimbus Mono PS" fo:font-size="12pt" fo:font-weight="normal" officeooo:rsid="00160062" officeooo:paragraph-rsid="00160062" style:font-size-asian="10.5pt" style:font-weight-asian="normal" style:font-size-complex="12pt" style:font-weight-complex="normal"/>
    </style:style>
    <style:style style:name="P63" style:family="paragraph" style:parent-style-name="Standard">
      <style:paragraph-properties fo:text-align="start" style:justify-single-word="false"/>
      <style:text-properties style:font-name="Nimbus Mono PS" fo:font-size="12pt" fo:font-weight="normal" officeooo:rsid="00160062" officeooo:paragraph-rsid="00174f28" style:font-size-asian="10.5pt" style:font-weight-asian="normal" style:font-size-complex="12pt" style:font-weight-complex="normal"/>
    </style:style>
    <style:style style:name="P64" style:family="paragraph" style:parent-style-name="Standard">
      <style:paragraph-properties fo:text-align="start" style:justify-single-word="false"/>
      <style:text-properties style:font-name="Nimbus Mono PS" fo:font-size="12pt" fo:font-weight="normal" officeooo:rsid="00174f28" officeooo:paragraph-rsid="00174f28" style:font-size-asian="10.5pt" style:font-weight-asian="normal" style:font-size-complex="12pt" style:font-weight-complex="normal"/>
    </style:style>
    <style:style style:name="P65" style:family="paragraph" style:parent-style-name="Standard">
      <style:paragraph-properties fo:text-align="start" style:justify-single-word="false"/>
      <style:text-properties style:font-name="Noto Sans" fo:font-size="12pt" fo:font-weight="normal" officeooo:rsid="00174f28" officeooo:paragraph-rsid="00174f28" style:font-size-asian="10.5pt" style:font-weight-asian="normal" style:font-size-complex="12pt" style:font-weight-complex="normal"/>
    </style:style>
    <style:style style:name="P66" style:family="paragraph" style:parent-style-name="Standard">
      <style:paragraph-properties fo:text-align="start" style:justify-single-word="false"/>
      <style:text-properties style:font-name="Noto Sans" fo:font-size="16pt" fo:font-weight="normal" officeooo:rsid="001349bd" officeooo:paragraph-rsid="00160062" style:font-size-asian="14pt" style:font-weight-asian="normal" style:font-size-complex="16pt" style:font-weight-complex="normal"/>
    </style:style>
    <style:style style:name="P67" style:family="paragraph" style:parent-style-name="Standard">
      <style:paragraph-properties fo:text-align="start" style:justify-single-word="false"/>
      <style:text-properties style:font-name="Nimbus Mono PS" fo:font-size="12pt" fo:font-weight="normal" officeooo:rsid="001aff93" officeooo:paragraph-rsid="00174f28" style:font-size-asian="10.5pt" style:font-weight-asian="normal" style:font-size-complex="12pt" style:font-weight-complex="normal"/>
    </style:style>
    <style:style style:name="P68" style:family="paragraph" style:parent-style-name="Standard">
      <style:paragraph-properties fo:text-align="start" style:justify-single-word="false"/>
      <style:text-properties style:font-name="Noto Sans" fo:font-size="12pt" fo:font-weight="normal" officeooo:rsid="001aff93" officeooo:paragraph-rsid="00174f28" style:font-size-asian="10.5pt" style:font-weight-asian="normal" style:font-size-complex="12pt" style:font-weight-complex="normal"/>
    </style:style>
    <style:style style:name="P69" style:family="paragraph" style:parent-style-name="Standard">
      <style:paragraph-properties fo:text-align="start" style:justify-single-word="false"/>
      <style:text-properties style:text-position="0% 100%" style:font-name="Noto Sans" fo:font-size="12pt" fo:font-weight="normal" officeooo:rsid="001ba067" officeooo:paragraph-rsid="001ba067" style:font-size-asian="10.5pt" style:font-weight-asian="normal" style:font-size-complex="12pt" style:font-weight-complex="normal"/>
    </style:style>
    <style:style style:name="P70" style:family="paragraph" style:parent-style-name="Standard" style:list-style-name="L7">
      <style:paragraph-properties fo:text-align="start" style:justify-single-word="false"/>
      <style:text-properties style:text-position="0% 100%" style:font-name="Noto Sans" fo:font-size="12pt" fo:font-weight="normal" officeooo:rsid="001ba067" officeooo:paragraph-rsid="001ba067" style:font-size-asian="10.5pt" style:font-weight-asian="normal" style:font-size-complex="12pt" style:font-weight-complex="normal"/>
    </style:style>
    <style:style style:name="P71" style:family="paragraph" style:parent-style-name="Standard" style:list-style-name="L7">
      <style:paragraph-properties fo:text-align="start" style:justify-single-word="false"/>
      <style:text-properties style:font-name="Noto Sans" fo:font-size="12pt" fo:font-weight="normal" officeooo:rsid="001ba067" officeooo:paragraph-rsid="001ba067" style:font-size-asian="10.5pt" style:font-weight-asian="normal" style:font-size-complex="12pt" style:font-weight-complex="normal"/>
    </style:style>
    <style:style style:name="P72" style:family="paragraph" style:parent-style-name="Standard">
      <style:paragraph-properties fo:text-align="start" style:justify-single-word="false"/>
      <style:text-properties style:font-name="Noto Sans" fo:font-size="12pt" fo:font-weight="normal" officeooo:rsid="001ba067" officeooo:paragraph-rsid="001ba067" style:font-size-asian="10.5pt" style:font-weight-asian="normal" style:font-size-complex="12pt" style:font-weight-complex="normal"/>
    </style:style>
    <style:style style:name="P73" style:family="paragraph" style:parent-style-name="Standard">
      <style:paragraph-properties fo:text-align="start" style:justify-single-word="false"/>
      <style:text-properties style:font-name="Nimbus Mono PS" fo:font-size="12pt" fo:font-weight="normal" officeooo:rsid="001ba067" officeooo:paragraph-rsid="001ba067" style:font-size-asian="10.5pt" style:font-weight-asian="normal" style:font-size-complex="12pt" style:font-weight-complex="normal"/>
    </style:style>
    <style:style style:name="P74" style:family="paragraph" style:parent-style-name="Standard">
      <style:paragraph-properties fo:text-align="start" style:justify-single-word="false"/>
      <style:text-properties style:font-name="Noto Sans" fo:font-size="12pt" fo:font-weight="normal" officeooo:rsid="001de1a4" officeooo:paragraph-rsid="001de1a4" style:font-size-asian="10.5pt" style:font-weight-asian="normal" style:font-size-complex="12pt" style:font-weight-complex="normal"/>
    </style:style>
    <style:style style:name="P75" style:family="paragraph" style:parent-style-name="Standard">
      <style:paragraph-properties fo:text-align="start" style:justify-single-word="false"/>
      <style:text-properties style:font-name="Nimbus Mono PS" fo:font-size="12pt" fo:font-weight="normal" officeooo:rsid="001de1a4" officeooo:paragraph-rsid="001de1a4" style:font-size-asian="10.5pt" style:font-weight-asian="normal" style:font-size-complex="12pt" style:font-weight-complex="normal"/>
    </style:style>
    <style:style style:name="P76" style:family="paragraph" style:parent-style-name="Standard">
      <style:paragraph-properties fo:text-align="start" style:justify-single-word="false"/>
      <style:text-properties style:font-name="Noto Sans" fo:font-size="12pt" fo:font-weight="normal" officeooo:rsid="001e246c" officeooo:paragraph-rsid="001e246c" style:font-size-asian="10.5pt" style:font-weight-asian="normal" style:font-size-complex="12pt" style:font-weight-complex="normal"/>
    </style:style>
    <style:style style:name="P77" style:family="paragraph" style:parent-style-name="Standard">
      <style:paragraph-properties fo:text-align="start" style:justify-single-word="false"/>
      <style:text-properties style:font-name="Nimbus Mono PS" fo:font-size="12pt" fo:font-weight="normal" officeooo:rsid="001e246c" officeooo:paragraph-rsid="001e246c" style:font-size-asian="10.5pt" style:font-weight-asian="normal" style:font-size-complex="12pt" style:font-weight-complex="normal"/>
    </style:style>
    <style:style style:name="T1" style:family="text">
      <style:text-properties style:font-name="Noto Sans"/>
    </style:style>
    <style:style style:name="T2" style:family="text">
      <style:text-properties officeooo:rsid="000519be"/>
    </style:style>
    <style:style style:name="T3" style:family="text">
      <style:text-properties fo:font-size="9pt" style:font-size-asian="7.84999990463257pt" style:font-size-complex="9pt"/>
    </style:style>
    <style:style style:name="T4" style:family="text">
      <style:text-properties style:font-name="Nimbus Mono PS" officeooo:rsid="000519be"/>
    </style:style>
    <style:style style:name="T5" style:family="text">
      <style:text-properties style:font-name="Nimbus Mono PS"/>
    </style:style>
    <style:style style:name="T6" style:family="text">
      <style:text-properties fo:font-weight="bold" style:font-weight-asian="bold" style:font-weight-complex="bold"/>
    </style:style>
    <style:style style:name="T7" style:family="text">
      <style:text-properties officeooo:rsid="000829ae"/>
    </style:style>
    <style:style style:name="T8" style:family="text">
      <style:text-properties style:font-name="Nimbus Mono PS" officeooo:rsid="000829ae"/>
    </style:style>
    <style:style style:name="T9" style:family="text">
      <style:text-properties style:font-name="Nimbus Mono PS" officeooo:rsid="00201b72"/>
    </style:style>
    <style:style style:name="T10" style:family="text">
      <style:text-properties style:font-name="Nimbus Mono PS" officeooo:rsid="001007dd"/>
    </style:style>
    <style:style style:name="T11" style:family="text">
      <style:text-properties style:font-name="Nimbus Mono PS" officeooo:rsid="00142b1c"/>
    </style:style>
    <style:style style:name="T12" style:family="text">
      <style:text-properties fo:font-size="10pt"/>
    </style:style>
    <style:style style:name="T13" style:family="text">
      <style:text-properties style:font-name="Nimbus Mono PS" officeooo:rsid="0015087c"/>
    </style:style>
    <style:style style:name="T14" style:family="text">
      <style:text-properties officeooo:rsid="00160062"/>
    </style:style>
    <style:style style:name="T15" style:family="text">
      <style:text-properties officeooo:rsid="00174f28"/>
    </style:style>
    <style:style style:name="T16" style:family="text">
      <style:text-properties style:font-name="Nimbus Mono PS" officeooo:rsid="0021cde9"/>
    </style:style>
    <style:style style:name="T17" style:family="text">
      <style:text-properties fo:font-size="12pt" officeooo:rsid="00160062" style:font-size-asian="10.5pt" style:font-size-complex="12pt"/>
    </style:style>
    <style:style style:name="T18" style:family="text">
      <style:text-properties style:text-position="super 58%"/>
    </style:style>
    <style:style style:name="T19" style:family="text">
      <style:text-properties officeooo:rsid="001e246c"/>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Q1</text:p>
      <text:p text:style-name="P2"/>
      <text:p text:style-name="P2">1.<text:span text:style-name="T1"> it is a floor division operator…</text:span></text:p>
      <text:p text:style-name="P2"><text:s text:c="2"/></text:p>
      <text:p text:style-name="P3"><text:s text:c="4"/><text:span text:style-name="T2">No</text:span></text:p>
      <text:p text:style-name="P3"><text:tab/><text:span text:style-name="T3">floor division removes and decimels, and shows an intger</text:span></text:p>
      <text:p text:style-name="P4"/>
      <text:p text:style-name="P4"/>
      <text:p text:style-name="P5"/>
      <text:p text:style-name="P5">2. The output of run the following call ```print((1.1 + 2.2) == 3.3) ``` is True</text:p>
      <text:p text:style-name="P5"/>
      <text:p text:style-name="P5"><text:tab/><text:span text:style-name="T4">No</text:span></text:p>
      <text:p text:style-name="P3"><text:tab/> <text:span text:style-name="T3">programming langues are not that accurate with numbers, there should be an extra <text:s text:c="8"/></text:span></text:p>
      <text:p text:style-name="P4"><text:s text:c="8"/>number at the end, though there is a workaround using libraries that are specialized </text:p>
      <text:p text:style-name="P4"><text:tab/> with number and float precision </text:p>
      <text:p text:style-name="P4"/>
      <text:p text:style-name="P4"/>
      <text:p text:style-name="P6">3. Thw following statement</text:p>
      <text:p text:style-name="P6"/>
      <text:p text:style-name="P6">```</text:p>
      <text:p text:style-name="P6">sum = 1 + 2 + 3 + 4 + \</text:p>
      <text:p text:style-name="P6"><text:tab/>5 + 6</text:p>
      <text:p text:style-name="P6">```</text:p>
      <text:p text:style-name="P6"/>
      <text:p text:style-name="P6">is equivalent to ? (<text:span text:style-name="T5"> Yes </text:span>)</text:p>
      <text:p text:style-name="P6"/>
      <text:p text:style-name="P6">```</text:p>
      <text:p text:style-name="P6">sum = 1 + 2 + 3 + 4 + 5 + 6</text:p>
      <text:p text:style-name="P6">```</text:p>
      <text:p text:style-name="P6"/>
      <text:p text:style-name="P6">and is equivalent to ? <text:s/>(<text:span text:style-name="T5"> No, Python is sensitive to indentations </text:span>)</text:p>
      <text:p text:style-name="P6"/>
      <text:p text:style-name="P6">```</text:p>
      <text:p text:style-name="P6">sum = 1 + 2 + 3 + 4 + </text:p>
      <text:p text:style-name="P6"><text:tab/>5 + 6</text:p>
      <text:p text:style-name="P6">```</text:p>
      <text:p text:style-name="P6"/>
      <text:p text:style-name="P6"/>
      <text:p text:style-name="P7">4. The “and” in python does an OR logical operation?</text:p>
      <text:p text:style-name="P7"/>
      <text:p text:style-name="P7"><text:tab/><text:span text:style-name="T5">No</text:span></text:p>
      <text:p text:style-name="P8"><text:tab/> <text:span text:style-name="T3">similar to &amp;&amp; in other languages</text:span></text:p>
      <text:p text:style-name="P9"/>
      <text:p text:style-name="P7"/>
      <text:p text:style-name="P7"><text:soft-page-break/>5. You can use ```eval``` function to…</text:p>
      <text:p text:style-name="P7"/>
      <text:p text:style-name="P7"><text:tab/></text:p>
      <text:p text:style-name="P8"><text:tab/>No</text:p>
      <text:p text:style-name="P8"><text:tab/> <text:span text:style-name="T3">the eval function evaluate a string as a Python code, and return the result as a string</text:span></text:p>
      <text:p text:style-name="P9"/>
      <text:p text:style-name="P9"/>
      <text:p text:style-name="P9"/>
      <text:p text:style-name="P7">6. The ```in``` operator is used to check for a value exists…</text:p>
      <text:p text:style-name="P7"/>
      <text:p text:style-name="P7"><text:tab/><text:span text:style-name="T5">Yes</text:span></text:p>
      <text:p text:style-name="P8"/>
      <text:p text:style-name="P7"/>
      <text:p text:style-name="P7">7. The operator preccedence in Python is different than other lanagues like C++</text:p>
      <text:p text:style-name="P7"/>
      <text:p text:style-name="P7"><text:tab/><text:span text:style-name="T5">Yes</text:span></text:p>
      <text:p text:style-name="P8"/>
      <text:p text:style-name="P7">8. The ```is``` operator in Python checks if two object has the same id</text:p>
      <text:p text:style-name="P7"/>
      <text:p text:style-name="P7"><text:tab/><text:span text:style-name="T5">Yes</text:span></text:p>
      <text:p text:style-name="P8"/>
      <text:p text:style-name="P7">9. The ```not``` operator in Python performs a logical negation</text:p>
      <text:p text:style-name="P7"/>
      <text:p text:style-name="P7"><text:tab/><text:span text:style-name="T5">Yes</text:span></text:p>
      <text:p text:style-name="P8"/>
      <text:p text:style-name="P7"/>
      <text:p text:style-name="P10">10. To generate a number you need to do this</text:p>
      <text:p text:style-name="P10"/>
      <text:p text:style-name="P10">```</text:p>
      <text:p text:style-name="P10">import random</text:p>
      <text:p text:style-name="P10">random.random()</text:p>
      <text:p text:style-name="P10">```</text:p>
      <text:p text:style-name="P10">This return a floating point number in the range of [0, 1]</text:p>
      <text:p text:style-name="P10"/>
      <text:p text:style-name="P10"><text:tab/><text:span text:style-name="T5">Yes</text:span></text:p>
      <text:p text:style-name="P11"/>
      <text:p text:style-name="P10">11. In order to convert a number into a string use the ```str()`` funciton…</text:p>
      <text:p text:style-name="P10"/>
      <text:p text:style-name="P10"><text:tab/><text:span text:style-name="T5">Yes</text:span></text:p>
      <text:p text:style-name="P11"/>
      <text:p text:style-name="P10">12. Importing everything with the asterisk(*) is good, but can lead to duplicate definitions</text:p>
      <text:p text:style-name="P10"><text:soft-page-break/></text:p>
      <text:p text:style-name="P10"><text:tab/><text:span text:style-name="T5">Yes</text:span></text:p>
      <text:p text:style-name="P11"/>
      <text:p text:style-name="P10">13. In Python the ```from … import ...``` statement is used to import specific parts…</text:p>
      <text:p text:style-name="P10"/>
      <text:p text:style-name="P10"><text:tab/><text:span text:style-name="T5">Yes</text:span></text:p>
      <text:p text:style-name="P11"/>
      <text:p text:style-name="P10">14. In Python a module is the way to structure a program…</text:p>
      <text:p text:style-name="P10"/>
      <text:p text:style-name="P10"><text:tab/><text:span text:style-name="T5">Yes</text:span></text:p>
      <text:p text:style-name="P11"/>
      <text:p text:style-name="P10"/>
      <text:p text:style-name="P10"/>
      <text:p text:style-name="P12">Q2</text:p>
      <text:p text:style-name="P12"/>
      <text:p text:style-name="P10">1. What is the value of x if ```x = int(44.55 + 2/2)```</text:p>
      <text:p text:style-name="P10"/>
      <text:p text:style-name="P10"><text:tab/><text:span text:style-name="T5">44</text:span></text:p>
      <text:p text:style-name="P11"/>
      <text:p text:style-name="P10">2. What is the value of the following expression ```2 + 4.00, 2 ** 4.0```</text:p>
      <text:p text:style-name="P10"/>
      <text:p text:style-name="P10"><text:tab/><text:span text:style-name="T5">6.0, 16.0</text:span></text:p>
      <text:p text:style-name="P11"/>
      <text:p text:style-name="P10">3. Which of the following is truncation operator</text:p>
      <text:p text:style-name="P10"/>
      <text:list text:style-name="L1">
        <text:list-item>
          <text:p text:style-name="P13">/</text:p>
        </text:list-item>
        <text:list-item>
          <text:p text:style-name="P13">%</text:p>
        </text:list-item>
        <text:list-item>
          <text:p text:style-name="P13">//</text:p>
        </text:list-item>
      </text:list>
      <text:p text:style-name="P11"><text:tab/><text:tab/></text:p>
      <text:p text:style-name="P11"><text:tab/><text:tab/>3</text:p>
      <text:p text:style-name="P11"/>
      <text:p text:style-name="P10">4. What are the values of the following expressions</text:p>
      <text:p text:style-name="P10"/>
      <text:p text:style-name="P10"><text:tab/>````</text:p>
      <text:p text:style-name="P10"><text:tab/>x = 2 ** ( 3 ** 2 )</text:p>
      <text:p text:style-name="P10"><text:tab/>y = ( 2 ** 3 ) ** 2</text:p>
      <text:p text:style-name="P10"><text:tab/>z = 2 ** 3 ** 2</text:p>
      <text:p text:style-name="P10"><text:tab/>````</text:p>
      <text:list text:style-name="L2">
        <text:list-item>
          <text:p text:style-name="P14">512 64 512</text:p>
        </text:list-item>
        <text:list-item>
          <text:p text:style-name="P14">64 512 512</text:p>
        </text:list-item>
        <text:list-item>
          <text:p text:style-name="P14">512 51 64</text:p>
        </text:list-item>
      </text:list>
      <text:p text:style-name="P11"><text:soft-page-break/><text:tab/><text:tab/>1</text:p>
      <text:p text:style-name="P11"/>
      <text:p text:style-name="P10">5. What is the value of the following expression ```8 / 4 / 2, 8 / ( 4 / 2 )```</text:p>
      <text:p text:style-name="P10"/>
      <text:p text:style-name="P10"><text:tab/><text:span text:style-name="T5">(1.0, 4.0)</text:span></text:p>
      <text:p text:style-name="P11"/>
      <text:p text:style-name="P10"/>
      <text:p text:style-name="P10">6. What is the value of the folowing expression ```float(22 // 3 + 3 / 3)```</text:p>
      <text:p text:style-name="P10"/>
      <text:p text:style-name="P10"><text:tab/><text:span text:style-name="T5">8.0</text:span></text:p>
      <text:p text:style-name="P11"/>
      <text:p text:style-name="P10">7. Which of the following operators has its associativity from right to left?</text:p>
      <text:p text:style-name="P10"/>
      <text:list text:style-name="L3">
        <text:list-item>
          <text:p text:style-name="P15">+</text:p>
        </text:list-item>
        <text:list-item>
          <text:p text:style-name="P15">//</text:p>
        </text:list-item>
        <text:list-item>
          <text:p text:style-name="P15">%</text:p>
        </text:list-item>
        <text:list-item>
          <text:p text:style-name="P15">**</text:p>
        </text:list-item>
      </text:list>
      <text:p text:style-name="P10"><text:tab/></text:p>
      <text:p text:style-name="P10"><text:tab/><text:tab/><text:span text:style-name="T5">4</text:span></text:p>
      <text:p text:style-name="P11"/>
      <text:p text:style-name="P10">8. Which operator has higher precedence in the following list</text:p>
      <text:p text:style-name="P10"/>
      <text:list text:style-name="L4">
        <text:list-item>
          <text:p text:style-name="P16">%</text:p>
        </text:list-item>
        <text:list-item>
          <text:p text:style-name="P16">&amp;</text:p>
        </text:list-item>
        <text:list-item>
          <text:p text:style-name="P16">**</text:p>
        </text:list-item>
        <text:list-item>
          <text:p text:style-name="P16">&gt;</text:p>
        </text:list-item>
      </text:list>
      <text:p text:style-name="P10"><text:tab/></text:p>
      <text:p text:style-name="P10"><text:tab/><text:tab/><text:span text:style-name="T5">1</text:span></text:p>
      <text:p text:style-name="P11"/>
      <text:p text:style-name="P17">9. What is the output of the following code?</text:p>
      <text:p text:style-name="P17"/>
      <text:p text:style-name="P17"><text:tab/>```</text:p>
      <text:p text:style-name="P17"><text:tab/>var = “James” * 2 * 3</text:p>
      <text:p text:style-name="P17"><text:tab/>print(var)</text:p>
      <text:p text:style-name="P17"><text:tab/>```</text:p>
      <text:p text:style-name="P17"/>
      <text:p text:style-name="P17"><text:tab/><text:span text:style-name="T5"><text:tab/>JamesJamesJamesJamesJamesJames</text:span></text:p>
      <text:p text:style-name="P18"/>
      <text:p text:style-name="P18"/>
      <text:p text:style-name="P17">10. The value of expression ```4 + 3 % 5```</text:p>
      <text:p text:style-name="P17"/>
      <text:p text:style-name="P17"><text:tab/><text:span text:style-name="T5">7</text:span></text:p>
      <text:p text:style-name="P18"><text:soft-page-break/></text:p>
      <text:p text:style-name="P17">11. Display the sum of 5 + 10 using two variables x and y</text:p>
      <text:p text:style-name="P17"/>
      <text:p text:style-name="P17"/>
      <text:p text:style-name="P17"><text:tab/>```</text:p>
      <text:p text:style-name="P17"><text:tab/>x = 5</text:p>
      <text:p text:style-name="P17"><text:tab/>y = 10</text:p>
      <text:p text:style-name="P17"><text:tab/>print( x … y )</text:p>
      <text:p text:style-name="P17"><text:tab/>```</text:p>
      <text:p text:style-name="P17"><text:tab/><text:tab/><text:span text:style-name="T5">+</text:span></text:p>
      <text:p text:style-name="P18"/>
      <text:p text:style-name="P17">12. multiply 10 with 5 and print the result</text:p>
      <text:p text:style-name="P17"/>
      <text:p text:style-name="P17"><text:tab/>```</text:p>
      <text:p text:style-name="P17"><text:tab/>print( 10 … 5 )</text:p>
      <text:p text:style-name="P17"><text:tab/>```</text:p>
      <text:p text:style-name="P17"><text:tab/><text:tab/><text:span text:style-name="T5">*</text:span></text:p>
      <text:p text:style-name="P18"/>
      <text:p text:style-name="P17">13. Divide 10 by 2 and print the result</text:p>
      <text:p text:style-name="P17"/>
      <text:p text:style-name="P17"><text:tab/>```</text:p>
      <text:p text:style-name="P17"><text:tab/>print( 10 … 2 )</text:p>
      <text:p text:style-name="P17"><text:tab/>```</text:p>
      <text:p text:style-name="P17"><text:tab/><text:tab/><text:span text:style-name="T5">/</text:span></text:p>
      <text:p text:style-name="P18"/>
      <text:p text:style-name="P17">14. Use the correct membership operator to check if “apple” is present in the fruits</text:p>
      <text:p text:style-name="P17"/>
      <text:p text:style-name="P17"><text:tab/>```</text:p>
      <text:p text:style-name="P17"><text:tab/>fruits = [“apple”, “banana”]</text:p>
      <text:p text:style-name="P17"><text:tab/>if “apple” … in fruits:</text:p>
      <text:p text:style-name="P17"><text:tab/><text:tab/>print(“yes, apple is a fruits”) <text:s/># no way </text:p>
      <text:p text:style-name="P17"><text:tab/>```</text:p>
      <text:p text:style-name="P17"><text:tab/></text:p>
      <text:p text:style-name="P17"><text:tab/><text:span text:style-name="T5"><text:tab/>in</text:span></text:p>
      <text:p text:style-name="P18"/>
      <text:p text:style-name="P17">15. The output of the following program is?</text:p>
      <text:p text:style-name="P17"/>
      <text:p text:style-name="P17"><text:tab/>```</text:p>
      <text:p text:style-name="P17"><text:tab/>x = 5</text:p>
      <text:p text:style-name="P17"><text:tab/>y = 0</text:p>
      <text:p text:style-name="P17"><text:tab/>result = x / y</text:p>
      <text:p text:style-name="P17"><text:soft-page-break/><text:tab/>print(result)</text:p>
      <text:p text:style-name="P17"><text:tab/>```</text:p>
      <text:p text:style-name="P17"><text:tab/><text:tab/><text:span text:style-name="T5">Error: division by zero </text:span></text:p>
      <text:p text:style-name="P18"/>
      <text:p text:style-name="P17">16. Use the correct comparison operator to check <text:s/>if 5 is <text:span text:style-name="T6">not equal </text:span>to 10</text:p>
      <text:p text:style-name="P17"/>
      <text:p text:style-name="P17"><text:tab/>```</text:p>
      <text:p text:style-name="P17"><text:tab/>if 5 … 10:</text:p>
      <text:p text:style-name="P17"><text:tab/><text:tab/>print(“5 and 10 is not equal”) # I think it is</text:p>
      <text:p text:style-name="P17"><text:tab/>```</text:p>
      <text:p text:style-name="P17"><text:tab/><text:tab/><text:span text:style-name="T5">!=, is not</text:span></text:p>
      <text:p text:style-name="P18"><text:tab/><text:tab/></text:p>
      <text:p text:style-name="P18"><text:tab/><text:tab/>though is not will get you a SyntaxWarrning, because it <text:s/><text:tab/><text:tab/><text:tab/>weird to use it with ints literals</text:p>
      <text:p text:style-name="P18"/>
      <text:p text:style-name="P18"/>
      <text:p text:style-name="P19">17. Use the correct logical operator to check if at least one of two statement is True</text:p>
      <text:p text:style-name="P19"/>
      <text:p text:style-name="P19"><text:tab/>```</text:p>
      <text:p text:style-name="P19"><text:tab/>if 5 == 10 … 4 == 4:</text:p>
      <text:p text:style-name="P19"><text:tab/><text:tab/>print(“At least one of the statement is true”)</text:p>
      <text:p text:style-name="P19"><text:tab/>```</text:p>
      <text:p text:style-name="P19"><text:tab/><text:tab/><text:span text:style-name="T5">or</text:span></text:p>
      <text:p text:style-name="P20"/>
      <text:p text:style-name="P19">18. What will be the output of the following code?</text:p>
      <text:p text:style-name="P19"/>
      <text:p text:style-name="P19"><text:tab/>```</text:p>
      <text:p text:style-name="P19"><text:tab/>x = 10</text:p>
      <text:p text:style-name="P19"><text:tab/>y = 5</text:p>
      <text:p text:style-name="P19"><text:tab/>print(x &gt; y)</text:p>
      <text:p text:style-name="P19"><text:tab/>```</text:p>
      <text:p text:style-name="P19"><text:tab/><text:tab/><text:span text:style-name="T5">True</text:span></text:p>
      <text:p text:style-name="P20"/>
      <text:p text:style-name="P19">19. Which of the following is used to check if two objects refer to the same memoery location</text:p>
      <text:p text:style-name="P19"/>
      <text:list text:style-name="L5">
        <text:list-item>
          <text:p text:style-name="P21">is</text:p>
        </text:list-item>
        <text:list-item>
          <text:p text:style-name="P21">==</text:p>
        </text:list-item>
        <text:list-item>
          <text:p text:style-name="P21">equals()</text:p>
        </text:list-item>
        <text:list-item>
          <text:p text:style-name="P21">same()</text:p>
        </text:list-item>
      </text:list>
      <text:p text:style-name="P19"/>
      <text:p text:style-name="P19"><text:tab/><text:tab/><text:span text:style-name="T5">is</text:span></text:p>
      <text:p text:style-name="P20"><text:soft-page-break/></text:p>
      <text:p text:style-name="P19">20. What is the output of the following code?</text:p>
      <text:p text:style-name="P19"/>
      <text:p text:style-name="P19"><text:tab/>```</text:p>
      <text:p text:style-name="P19"><text:tab/>valueOne = 5 ** 2 </text:p>
      <text:p text:style-name="P19"><text:tab/>valueTwo = 5 ** 3</text:p>
      <text:p text:style-name="P19"/>
      <text:p text:style-name="P19"><text:tab/>print(valueOne, end=’ <text:s text:c="5"/>’)</text:p>
      <text:p text:style-name="P19"><text:tab/>print(valueTwo)</text:p>
      <text:p text:style-name="P19"><text:tab/>```</text:p>
      <text:p text:style-name="P19"><text:tab/><text:tab/><text:span text:style-name="T5">25 125</text:span></text:p>
      <text:p text:style-name="P20"/>
      <text:p text:style-name="P19"/>
      <text:p text:style-name="P19">21. Evalue the expression given bellow if A = 16 and B = 15</text:p>
      <text:p text:style-name="P19"><text:tab/>```</text:p>
      <text:p text:style-name="P19"><text:tab/>print(A % B // A)</text:p>
      <text:p text:style-name="P19"><text:tab/>```</text:p>
      <text:p text:style-name="P19"/>
      <text:p text:style-name="P19"><text:tab/><text:tab/><text:span text:style-name="T5">0</text:span></text:p>
      <text:p text:style-name="P20"/>
      <text:p text:style-name="P19"/>
      <text:p text:style-name="P19">22. What is the output of the following code?</text:p>
      <text:p text:style-name="P19"/>
      <text:p text:style-name="P19"><text:tab/>```</text:p>
      <text:p text:style-name="P19"><text:tab/>x = 36 / 4 * ( 3 + 2 ) * 4 + 2</text:p>
      <text:p text:style-name="P19"><text:tab/>print(x)</text:p>
      <text:p text:style-name="P19"><text:tab/>```</text:p>
      <text:p text:style-name="P19"><text:tab/><text:tab/><text:span text:style-name="T5">182.0</text:span></text:p>
      <text:p text:style-name="P20"/>
      <text:p text:style-name="P19">23. What is the output of the following code?</text:p>
      <text:p text:style-name="P19"/>
      <text:p text:style-name="P19"><text:tab/>```</text:p>
      <text:p text:style-name="P19"><text:tab/>print( 2 * 3 ** 3 * 4 )</text:p>
      <text:p text:style-name="P19"><text:tab/>```</text:p>
      <text:p text:style-name="P19"><text:tab/><text:tab/><text:span text:style-name="T5">864</text:span></text:p>
      <text:p text:style-name="P20"/>
      <text:p text:style-name="P19">24. What is the output of the following code?</text:p>
      <text:p text:style-name="P19"/>
      <text:p text:style-name="P19"><text:tab/>```</text:p>
      <text:p text:style-name="P19"><text:tab/>x = 6</text:p>
      <text:p text:style-name="P19"><text:tab/>y = 2</text:p>
      <text:p text:style-name="P19"><text:soft-page-break/><text:tab/>print( x ** y, end = ‘ <text:s text:c="7"/>’)</text:p>
      <text:p text:style-name="P19"><text:tab/>print( x // y )</text:p>
      <text:p text:style-name="P19"><text:tab/>```</text:p>
      <text:p text:style-name="P19"/>
      <text:p text:style-name="P19"><text:tab/><text:tab/><text:span text:style-name="T5">36.3</text:span></text:p>
      <text:p text:style-name="P20"/>
      <text:p text:style-name="P19"/>
      <text:p text:style-name="P19">25. What is the output of the following code?</text:p>
      <text:p text:style-name="P19"/>
      <text:p text:style-name="P19"><text:tab/>```</text:p>
      <text:p text:style-name="P19"><text:tab/>print( 2 % 6 )</text:p>
      <text:p text:style-name="P19"><text:tab/>```</text:p>
      <text:p text:style-name="P19"><text:tab/><text:tab/><text:span text:style-name="T5">2</text:span></text:p>
      <text:p text:style-name="P20"/>
      <text:p text:style-name="P19"/>
      <text:p text:style-name="P19">26. What is the average value of the code that is executed below</text:p>
      <text:p text:style-name="P19"/>
      <text:p text:style-name="P19"><text:tab/><text:span text:style-name="T7">```</text:span></text:p>
      <text:p text:style-name="P19"><text:tab/><text:span text:style-name="T7">grade1 = 80</text:span></text:p>
      <text:p text:style-name="P19"><text:tab/><text:span text:style-name="T7">grade2 = 90 </text:span></text:p>
      <text:p text:style-name="P19"><text:tab/></text:p>
      <text:p text:style-name="P19"><text:tab/><text:span text:style-name="T7">average = ( grade1 + grade2 ) / 2</text:span></text:p>
      <text:p text:style-name="P19"><text:tab/><text:span text:style-name="T7">```</text:span></text:p>
      <text:p text:style-name="P19"><text:tab/><text:tab/><text:span text:style-name="T8">85.0</text:span></text:p>
      <text:p text:style-name="P22"/>
      <text:p text:style-name="P23"/>
      <text:p text:style-name="P24">27. In Python we do not specify types...</text:p>
      <text:p text:style-name="P24"/>
      <text:p text:style-name="P24"><text:tab/><text:span text:style-name="T9">I have no idea what you want??</text:span></text:p>
      <text:p text:style-name="P24"/>
      <text:p text:style-name="P24"/>
      <text:p text:style-name="P24">28. What is the output of</text:p>
      <text:p text:style-name="P24"/>
      <text:p text:style-name="P24"><text:tab/>```</text:p>
      <text:p text:style-name="P24"><text:tab/>print( 2 ** 3 ** 2 )</text:p>
      <text:p text:style-name="P24"><text:tab/>```</text:p>
      <text:p text:style-name="P24"><text:tab/><text:tab/><text:span text:style-name="T5">512</text:span></text:p>
      <text:p text:style-name="P25"/>
      <text:p text:style-name="P24"/>
      <text:p text:style-name="P24">29. Which of the following operators has the highest precedence?</text:p>
      <text:p text:style-name="P24"/>
      <text:list text:style-name="L6">
        <text:list-item>
          <text:p text:style-name="P26"><text:soft-page-break/>not</text:p>
        </text:list-item>
        <text:list-item>
          <text:p text:style-name="P26"><text:s/>&amp;</text:p>
        </text:list-item>
        <text:list-item>
          <text:p text:style-name="P26">*</text:p>
        </text:list-item>
        <text:list-item>
          <text:p text:style-name="P26">+</text:p>
        </text:list-item>
      </text:list>
      <text:p text:style-name="P24"/>
      <text:p text:style-name="P24"><text:tab/><text:tab/><text:span text:style-name="T5">3</text:span></text:p>
      <text:p text:style-name="P25"/>
      <text:p text:style-name="P25"/>
      <text:p text:style-name="P24">30. What is the output of the following assignment operator?</text:p>
      <text:p text:style-name="P24"/>
      <text:p text:style-name="P24"><text:tab/>```</text:p>
      <text:p text:style-name="P24"><text:tab/>y = 10</text:p>
      <text:p text:style-name="P24"><text:tab/>x = y += 2</text:p>
      <text:p text:style-name="P24"><text:tab/></text:p>
      <text:p text:style-name="P24"><text:tab/>print(x)</text:p>
      <text:p text:style-name="P24"><text:tab/>```</text:p>
      <text:p text:style-name="P24"/>
      <text:p text:style-name="P24"><text:tab/><text:tab/><text:span text:style-name="T5">SyntaxError</text:span></text:p>
      <text:p text:style-name="P25"/>
      <text:p text:style-name="P25"/>
      <text:p text:style-name="P24">31. What is the output of the following code?</text:p>
      <text:p text:style-name="P24"/>
      <text:p text:style-name="P24"><text:tab/>```</text:p>
      <text:p text:style-name="P24"><text:tab/>x = 100</text:p>
      <text:p text:style-name="P24"><text:tab/>y = 50</text:p>
      <text:p text:style-name="P24"/>
      <text:p text:style-name="P24"><text:tab/>print(x and y)</text:p>
      <text:p text:style-name="P24"><text:tab/>```</text:p>
      <text:p text:style-name="P24"/>
      <text:p text:style-name="P24"><text:tab/><text:tab/><text:span text:style-name="T5">50</text:span></text:p>
      <text:p text:style-name="P25"/>
      <text:p text:style-name="P25"/>
      <text:p text:style-name="P24">32. What is the value of the following Python expression</text:p>
      <text:p text:style-name="P24"/>
      <text:p text:style-name="P24"><text:tab/>```</text:p>
      <text:p text:style-name="P24"><text:tab/>print(36 / 4)</text:p>
      <text:p text:style-name="P24"><text:tab/>```</text:p>
      <text:p text:style-name="P24"/>
      <text:p text:style-name="P24"><text:tab/><text:tab/><text:span text:style-name="T5">9.0</text:span></text:p>
      <text:p text:style-name="P25"/>
      <text:p text:style-name="P24">33. What is the output of the expression</text:p>
      <text:p text:style-name="P24"/>
      <text:p text:style-name="P24"><text:soft-page-break/><text:tab/>```</text:p>
      <text:p text:style-name="P24"><text:tab/>print(-18 // 4)</text:p>
      <text:p text:style-name="P24"><text:tab/>```</text:p>
      <text:p text:style-name="P24"><text:tab/><text:tab/><text:span text:style-name="T5">-5</text:span></text:p>
      <text:p text:style-name="P25"/>
      <text:p text:style-name="P24"/>
      <text:p text:style-name="P24">34. What is the output of the following code?</text:p>
      <text:p text:style-name="P24"/>
      <text:p text:style-name="P24"><text:tab/>```</text:p>
      <text:p text:style-name="P24"><text:tab/>print(10 – 4 * 2 ) </text:p>
      <text:p text:style-name="P24"><text:tab/>```</text:p>
      <text:p text:style-name="P24"><text:tab/><text:tab/><text:span text:style-name="T5">2</text:span></text:p>
      <text:p text:style-name="P25"/>
      <text:p text:style-name="P25"/>
      <text:p text:style-name="P24">35. What is the output of the following math function?</text:p>
      <text:p text:style-name="P24"/>
      <text:p text:style-name="P24"><text:tab/>```</text:p>
      <text:p text:style-name="P24"><text:tab/>import math</text:p>
      <text:p text:style-name="P24"><text:tab/>print(math.ceil(252.4))</text:p>
      <text:p text:style-name="P24"><text:tab/>print(math.floor(252.4))</text:p>
      <text:p text:style-name="P24"><text:tab/>```</text:p>
      <text:p text:style-name="P24"><text:tab/><text:tab/><text:span text:style-name="T5">253</text:span></text:p>
      <text:p text:style-name="P25"><text:tab/><text:tab/>252</text:p>
      <text:p text:style-name="P25"/>
      <text:p text:style-name="P24">36. What is the correct synatx of printing all variables and function of a module</text:p>
      <text:p text:style-name="P24"/>
      <text:p text:style-name="P24"><text:tab/>```</text:p>
      <text:p text:style-name="P24"><text:tab/>import mymodule</text:p>
      <text:p text:style-name="P24"/>
      <text:p text:style-name="P24"><text:tab/>print(….)</text:p>
      <text:p text:style-name="P24"><text:tab/>```</text:p>
      <text:p text:style-name="P24"><text:tab/><text:tab/><text:span text:style-name="T5">dir(mymodule)</text:span></text:p>
      <text:p text:style-name="P25"/>
      <text:p text:style-name="P25"/>
      <text:p text:style-name="P27">37. What is the correct syntax of importing only the person1 dictionary of the mymodule module?</text:p>
      <text:p text:style-name="P27"/>
      <text:p text:style-name="P27"><text:tab/>```</text:p>
      <text:p text:style-name="P27"><text:tab/>… mymodule …. person1</text:p>
      <text:p text:style-name="P27"><text:tab/>```</text:p>
      <text:p text:style-name="P27"/>
      <text:p text:style-name="P27"><text:soft-page-break/><text:tab/><text:tab/><text:span text:style-name="T5">from mymodule import person1</text:span></text:p>
      <text:p text:style-name="P28"/>
      <text:p text:style-name="P27">38. Which of the following properly expresses the precedence of the operators…. </text:p>
      <text:p text:style-name="P27"/>
      <text:p text:style-name="P27"><text:tab/>```</text:p>
      <text:p text:style-name="P27"><text:tab/>5 * &gt; 10 and 4 + 6 == 11<text:tab/></text:p>
      <text:p text:style-name="P27"><text:tab/>```</text:p>
      <text:p text:style-name="P27"/>
      <text:p text:style-name="P27"><text:tab/><text:tab/><text:span text:style-name="T5">((5 * 3) &gt; 10) and ((4 + 6) == 11)</text:span></text:p>
      <text:p text:style-name="P24"><text:tab/><text:tab/></text:p>
      <text:p text:style-name="P24"/>
      <text:p text:style-name="P27">39. The output of the following python statement</text:p>
      <text:p text:style-name="P27"/>
      <text:p text:style-name="P27"><text:tab/>```</text:p>
      <text:p text:style-name="P27"><text:tab/>print(chr(ord(‘A’)))</text:p>
      <text:p text:style-name="P27"><text:tab/>```</text:p>
      <text:p text:style-name="P27"><text:tab/><text:tab/><text:span text:style-name="T5">A</text:span></text:p>
      <text:p text:style-name="P28"/>
      <text:p text:style-name="P27">40. What will be displated by</text:p>
      <text:p text:style-name="P27"/>
      <text:p text:style-name="P27"><text:tab/>```</text:p>
      <text:p text:style-name="P27"><text:tab/>print(ord(‘b’) - ord(‘a’))</text:p>
      <text:p text:style-name="P27"><text:tab/>```</text:p>
      <text:p text:style-name="P27"/>
      <text:p text:style-name="P27"><text:tab/><text:tab/><text:span text:style-name="T5">1</text:span></text:p>
      <text:p text:style-name="P28"/>
      <text:p text:style-name="P27">41. What is the output of</text:p>
      <text:p text:style-name="P27"/>
      <text:p text:style-name="P27"><text:tab/>```</text:p>
      <text:p text:style-name="P27"><text:tab/>print(abs(-45.300))</text:p>
      <text:p text:style-name="P27"><text:tab/>```</text:p>
      <text:p text:style-name="P27"><text:tab/><text:tab/><text:span text:style-name="T5">45.3</text:span></text:p>
      <text:p text:style-name="P28"/>
      <text:p text:style-name="P27">42. What is the output of the following isinstance() function</text:p>
      <text:p text:style-name="P27"/>
      <text:p text:style-name="P27"><text:tab/>```</text:p>
      <text:p text:style-name="P27"><text:tab/>from numbers import Number</text:p>
      <text:p text:style-name="P27"><text:tab/>from decimal import Decimal</text:p>
      <text:p text:style-name="P27"><text:tab/>from fractions import Fraction</text:p>
      <text:p text:style-name="P27"/>
      <text:p text:style-name="P27"><text:tab/>print(isinstance(2.0, Number))</text:p>
      <text:p text:style-name="P27"><text:soft-page-break/><text:tab/>print(isinstance(Decimal(‘2.0’), Number)</text:p>
      <text:p text:style-name="P27"><text:tab/>print(isinstance(Fraction(2, 1), Number)</text:p>
      <text:p text:style-name="P27"><text:tab/>print(isistance(“2”, Number)</text:p>
      <text:p text:style-name="P27"><text:tab/>```</text:p>
      <text:p text:style-name="P27"/>
      <text:p text:style-name="P27"><text:tab/><text:tab/><text:span text:style-name="T5">True False True True</text:span></text:p>
      <text:p text:style-name="P28"/>
      <text:p text:style-name="P28"/>
      <text:p text:style-name="P27"/>
      <text:p text:style-name="P27">43. What is the correct syntax to import a module named “mymodule”?</text:p>
      <text:p text:style-name="P27"/>
      <text:p text:style-name="P27"><text:tab/>```</text:p>
      <text:p text:style-name="P27"><text:tab/>… mymodule</text:p>
      <text:p text:style-name="P27"><text:tab/>```</text:p>
      <text:p text:style-name="P27"/>
      <text:p text:style-name="P27"><text:tab/><text:tab/><text:span text:style-name="T5">import</text:span></text:p>
      <text:p text:style-name="P28"/>
      <text:p text:style-name="P27"/>
      <text:p text:style-name="P27">44. If you want to refer to a module by another name …</text:p>
      <text:p text:style-name="P27"/>
      <text:p text:style-name="P27"><text:tab/>```</text:p>
      <text:p text:style-name="P27"><text:tab/>import mymodule … mx</text:p>
      <text:p text:style-name="P27"><text:tab/>```</text:p>
      <text:p text:style-name="P27"/>
      <text:p text:style-name="P27"><text:tab/><text:tab/><text:span text:style-name="T5">as</text:span></text:p>
      <text:p text:style-name="P28"/>
      <text:p text:style-name="P28"/>
      <text:p text:style-name="P27">45. In Python, to import a specific part…</text:p>
      <text:p text:style-name="P28"><text:tab/></text:p>
      <text:p text:style-name="P28"/>
      <text:p text:style-name="P28"><text:tab/>from math import pi</text:p>
      <text:p text:style-name="P29"/>
      <text:p text:style-name="P30"/>
      <text:p text:style-name="P30"/>
      <text:p text:style-name="P31">Q3</text:p>
      <text:p text:style-name="P31">Evaluate the following expressions in Python</text:p>
      <text:p text:style-name="P31"/>
      <text:p text:style-name="P32"/>
      <text:p text:style-name="P32">1. 25 / 3</text:p>
      <text:p text:style-name="P32"><text:tab/><text:span text:style-name="T5">8.333</text:span></text:p>
      <text:p text:style-name="P33"/>
      <text:p text:style-name="P32"><text:soft-page-break/>2. 20 – 12 / 4 * 24</text:p>
      <text:p text:style-name="P32"><text:tab/><text:span text:style-name="T5">14.0</text:span></text:p>
      <text:p text:style-name="P32">3. 32 % 7</text:p>
      <text:p text:style-name="P32"><text:tab/><text:span text:style-name="T5">4</text:span></text:p>
      <text:p text:style-name="P33"/>
      <text:p text:style-name="P32">4. 3 – 5 % 7</text:p>
      <text:p text:style-name="P32"><text:tab/><text:span text:style-name="T5">-</text:span><text:span text:style-name="T10">2</text:span></text:p>
      <text:p text:style-name="P34"/>
      <text:p text:style-name="P35">5. 18.0 / 4</text:p>
      <text:p text:style-name="P35"><text:tab/><text:span text:style-name="T5">4.5</text:span></text:p>
      <text:p text:style-name="P36"/>
      <text:p text:style-name="P35">6. 28 – 5 / 2.0</text:p>
      <text:p text:style-name="P35"><text:tab/><text:span text:style-name="T5">25.5</text:span></text:p>
      <text:p text:style-name="P36"/>
      <text:p text:style-name="P35">7. 17 + 5 % 2 – 3</text:p>
      <text:p text:style-name="P35"><text:tab/><text:span text:style-name="T5">15</text:span></text:p>
      <text:p text:style-name="P36"/>
      <text:p text:style-name="P35">8. 15.0 + 3.0 * 2.0 / 5.0</text:p>
      <text:p text:style-name="P35"><text:tab/><text:span text:style-name="T5">16.2</text:span></text:p>
      <text:p text:style-name="P36"/>
      <text:p text:style-name="P36"/>
      <text:p text:style-name="P36"/>
      <text:p text:style-name="P36"/>
      <text:p text:style-name="P37">Q4</text:p>
      <text:p text:style-name="P37">Write equivalent compund statements of the following simple statements if possible</text:p>
      <text:p text:style-name="P38"/>
      <text:p text:style-name="P39">1. x = 2 * x</text:p>
      <text:p text:style-name="P39"><text:tab/><text:span text:style-name="T5">x *= 2</text:span></text:p>
      <text:p text:style-name="P40"/>
      <text:p text:style-name="P39">2. x = x + y – 2</text:p>
      <text:p text:style-name="P39"><text:tab/><text:span text:style-name="T5">x += y – 2</text:span></text:p>
      <text:p text:style-name="P40"/>
      <text:p text:style-name="P39">3. sum = sum + num</text:p>
      <text:p text:style-name="P39"/>
      <text:p text:style-name="P39"><text:tab/><text:span text:style-name="T5">sum += num</text:span></text:p>
      <text:p text:style-name="P40"/>
      <text:p text:style-name="P39">4. z = z * x + 2 * z</text:p>
      <text:p text:style-name="P39"/>
      <text:p text:style-name="P39"><text:tab/></text:p>
      <text:p text:style-name="P39"><text:soft-page-break/>5. y = y (x + 5)</text:p>
      <text:p text:style-name="P39"/>
      <text:p text:style-name="P39"><text:tab/><text:span text:style-name="T5">y /= x + 5</text:span></text:p>
      <text:p text:style-name="P40"/>
      <text:p text:style-name="P40"/>
      <text:p text:style-name="P38"/>
      <text:p text:style-name="P37">Q5</text:p>
      <text:p text:style-name="P37">Write the following compund statements as equivalent simple statements</text:p>
      <text:p text:style-name="P37"/>
      <text:p text:style-name="P41"/>
      <text:p text:style-name="P41">1. x += 5 – z</text:p>
      <text:p text:style-name="P41"/>
      <text:p text:style-name="P41"><text:tab/><text:span text:style-name="T5">x = x + 5 – z</text:span></text:p>
      <text:p text:style-name="P42"/>
      <text:p text:style-name="P41">2. y *= 2 * x + 5 <text:s/>- z</text:p>
      <text:p text:style-name="P41"/>
      <text:p text:style-name="P41"><text:tab/><text:span text:style-name="T5">y = y * 2 * x + 5 – z</text:span></text:p>
      <text:p text:style-name="P42"/>
      <text:p text:style-name="P41">3. w += 2 * z + 4</text:p>
      <text:p text:style-name="P41"/>
      <text:p text:style-name="P41"><text:tab/><text:span text:style-name="T5">w = w + 2 * z + 4</text:span></text:p>
      <text:p text:style-name="P42"/>
      <text:p text:style-name="P41">4. x -= z + y – t</text:p>
      <text:p text:style-name="P41"><text:tab/></text:p>
      <text:p text:style-name="P41"><text:tab/><text:span text:style-name="T5">x = x – z + y – t</text:span></text:p>
      <text:p text:style-name="P42"/>
      <text:p text:style-name="P41">5. sum += num</text:p>
      <text:p text:style-name="P41"><text:tab/><text:span text:style-name="T5">sum = sum + num</text:span></text:p>
      <text:p text:style-name="P42"/>
      <text:p text:style-name="P42"/>
      <text:p text:style-name="P42"/>
      <text:p text:style-name="P43">Q6</text:p>
      <text:p text:style-name="P43">Which of the following assignments are valid or not and why?</text:p>
      <text:p text:style-name="P43"/>
      <text:p text:style-name="P39">1. num 1 = 35</text:p>
      <text:p text:style-name="P39"><text:tab/><text:span text:style-name="T5">Valid</text:span></text:p>
      <text:p text:style-name="P40"/>
      <text:p text:style-name="P39">2. num 2 += 4</text:p>
      <text:p text:style-name="P40"><text:soft-page-break/><text:tab/>Valid</text:p>
      <text:p text:style-name="P40"/>
      <text:p text:style-name="P39">3. newNum = num1 – num2</text:p>
      <text:p text:style-name="P39"><text:tab/><text:span text:style-name="T5">Valid</text:span></text:p>
      <text:p text:style-name="P40"/>
      <text:p text:style-name="P39"/>
      <text:p text:style-name="P39">4. num1 = 5; num2 = 2 + num1; num1 = num2 / 3</text:p>
      <text:p text:style-name="P39"/>
      <text:p text:style-name="P39"><text:tab/><text:span text:style-name="T11">Valid</text:span></text:p>
      <text:p text:style-name="P44"/>
      <text:p text:style-name="P45">5. num1 * num2 = newNum</text:p>
      <text:p text:style-name="P45"><text:tab/><text:span text:style-name="T5">not valid</text:span></text:p>
      <text:p text:style-name="P46"><text:tab/><text:tab/></text:p>
      <text:p text:style-name="P47"><text:tab/><text:tab/>it’s reversed</text:p>
      <text:p text:style-name="P47"/>
      <text:p text:style-name="P45">6. x = 12 * num1 – 15.3</text:p>
      <text:p text:style-name="P45"/>
      <text:p text:style-name="P45"><text:tab/><text:span text:style-name="T5">Valid</text:span></text:p>
      <text:p text:style-name="P46"/>
      <text:p text:style-name="P45">7. num1 * 2 = newNum + num2</text:p>
      <text:p text:style-name="P45"><text:tab/><text:span text:style-name="T5">not valid</text:span></text:p>
      <text:p text:style-name="P46"><text:tab/><text:tab/><text:span text:style-name="T12">you can’t assign a result</text:span></text:p>
      <text:p text:style-name="P47"/>
      <text:p text:style-name="P45">8. x / y = x * y</text:p>
      <text:p text:style-name="P45"/>
      <text:p text:style-name="P45"><text:tab/><text:span text:style-name="T5">not valid</text:span></text:p>
      <text:p text:style-name="P46"><text:tab/><text:tab/><text:span text:style-name="T12">you can’t assign a result</text:span></text:p>
      <text:p text:style-name="P47"/>
      <text:p text:style-name="P45">9. num2 = num 1 % 2.0</text:p>
      <text:p text:style-name="P45"/>
      <text:p text:style-name="P45"><text:tab/><text:span text:style-name="T5">Valid</text:span></text:p>
      <text:p text:style-name="P46"/>
      <text:p text:style-name="P45">10. newNum = static_cast&lt;int&gt; % 5</text:p>
      <text:p text:style-name="P45"><text:tab/><text:span text:style-name="T5">not valid</text:span></text:p>
      <text:p text:style-name="P46"><text:tab/><text:tab/>who let c++ in?</text:p>
      <text:p text:style-name="P46"/>
      <text:p text:style-name="P45">11. x = x + y – 5</text:p>
      <text:p text:style-name="P45"><text:tab/><text:span text:style-name="T5">Valid</text:span></text:p>
      <text:p text:style-name="P46"/>
      <text:p text:style-name="P45">12. newNum = num1 + int(4.6/2)</text:p>
      <text:p text:style-name="P45"/>
      <text:p text:style-name="P45"><text:tab/><text:span text:style-name="T5">Valid</text:span></text:p>
      <text:p text:style-name="P46"/>
      <text:p text:style-name="P46"><text:soft-page-break/></text:p>
      <text:p text:style-name="P48">Q7</text:p>
      <text:p text:style-name="P48">Identify errors in the following Python code snapshot and then correct them</text:p>
      <text:p text:style-name="P48"/>
      <text:p text:style-name="P45">1.</text:p>
      <text:p text:style-name="P45"><text:tab/>```</text:p>
      <text:p text:style-name="P45"><text:tab/>x = 10</text:p>
      <text:p text:style-name="P45"><text:tab/>y = 5</text:p>
      <text:p text:style-name="P45"><text:tab/>result = x – y</text:p>
      <text:p text:style-name="P45"><text:tab/>print(“The result is: “ + result)</text:p>
      <text:p text:style-name="P45"><text:tab/>```</text:p>
      <text:p text:style-name="P45"><text:tab/><text:tab/><text:span text:style-name="T5">wrong</text:span></text:p>
      <text:p text:style-name="P46"><text:tab/><text:tab/><text:tab/><text:span text:style-name="T12">wrap result with str</text:span></text:p>
      <text:p text:style-name="P47"><text:tab/><text:tab/><text:tab/></text:p>
      <text:p text:style-name="P47"><text:tab/><text:tab/><text:tab/>str(result)</text:p>
      <text:p text:style-name="P47"/>
      <text:p text:style-name="P47"/>
      <text:p text:style-name="P49">2.</text:p>
      <text:p text:style-name="P49"><text:tab/>```</text:p>
      <text:p text:style-name="P49"><text:tab/>x = 5</text:p>
      <text:p text:style-name="P49"><text:tab/>y = “2”</text:p>
      <text:p text:style-name="P49"><text:tab/>result = x + y</text:p>
      <text:p text:style-name="P49"><text:tab/>print(result)</text:p>
      <text:p text:style-name="P49"><text:tab/>```</text:p>
      <text:p text:style-name="P49"/>
      <text:p text:style-name="P49"><text:tab/><text:span text:style-name="T5"><text:tab/>wrong</text:span></text:p>
      <text:p text:style-name="P50"><text:tab/><text:tab/><text:tab/><text:span text:style-name="T12">wrap y with int</text:span></text:p>
      <text:p text:style-name="P51"><text:tab/><text:tab/><text:tab/></text:p>
      <text:p text:style-name="P51"><text:tab/><text:tab/><text:tab/>result = x + int(y)</text:p>
      <text:p text:style-name="P51"/>
      <text:p text:style-name="P51"/>
      <text:p text:style-name="P49">3.</text:p>
      <text:p text:style-name="P49"><text:tab/>```</text:p>
      <text:p text:style-name="P49"><text:tab/>num = 10</text:p>
      <text:p text:style-name="P49"><text:tab/>print(“The sqaure root of num is: “ + math.sqrt(num))</text:p>
      <text:p text:style-name="P49"><text:tab/>```</text:p>
      <text:p text:style-name="P49"><text:tab/><text:tab/><text:span text:style-name="T5">wrong</text:span></text:p>
      <text:p text:style-name="P50"><text:tab/><text:tab/><text:tab/>wrap the sqrt with str</text:p>
      <text:p text:style-name="P50"/>
      <text:p text:style-name="P50"><text:tab/><text:tab/><text:tab/>print(“The sqaure root of num is: “ + str(math.sqrt(num)))</text:p>
      <text:p text:style-name="P50"/>
      <text:p text:style-name="P50"><text:soft-page-break/></text:p>
      <text:p text:style-name="P52">Q8</text:p>
      <text:p text:style-name="P52">What is the output of the following program</text:p>
      <text:p text:style-name="P45"/>
      <text:p text:style-name="P45">1.</text:p>
      <text:p text:style-name="P45"><text:tab/>```</text:p>
      <text:p text:style-name="P45"><text:tab/><text:tab/>….</text:p>
      <text:p text:style-name="P45"><text:tab/>```</text:p>
      <text:p text:style-name="P45"/>
      <text:p text:style-name="P45"><text:tab/><text:tab/><text:span text:style-name="T13">5.0</text:span></text:p>
      <text:p text:style-name="P53"><text:tab/><text:tab/>3.1415…</text:p>
      <text:p text:style-name="P53"><text:tab/><text:tab/>144.59155</text:p>
      <text:p text:style-name="P53"><text:tab/><text:tab/>1.04..</text:p>
      <text:p text:style-name="P53"><text:tab/><text:tab/>0.90..</text:p>
      <text:p text:style-name="P53"><text:tab/><text:tab/>0.877..</text:p>
      <text:p text:style-name="P53"><text:tab/><text:tab/>0.234..</text:p>
      <text:p text:style-name="P53"><text:tab/><text:tab/>24</text:p>
      <text:p text:style-name="P53"/>
      <text:p text:style-name="P54">2.</text:p>
      <text:p text:style-name="P54"><text:tab/>```</text:p>
      <text:p text:style-name="P54"><text:tab/><text:tab/>….</text:p>
      <text:p text:style-name="P54"><text:tab/>```</text:p>
      <text:p text:style-name="P45"><text:tab/><text:tab/></text:p>
      <text:p text:style-name="P45"><text:tab/><text:tab/><text:span text:style-name="T13">0 → 5 random int</text:span></text:p>
      <text:p text:style-name="P53"><text:tab/><text:tab/>0 → 1 random float</text:p>
      <text:p text:style-name="P53"><text:tab/><text:tab/>0 → 100 random float</text:p>
      <text:p text:style-name="P53"><text:tab/><text:tab/>random item from the list</text:p>
      <text:p text:style-name="P53"/>
      <text:p text:style-name="P54">3.</text:p>
      <text:p text:style-name="P54"><text:tab/>```</text:p>
      <text:p text:style-name="P54"><text:tab/><text:tab/>…..</text:p>
      <text:p text:style-name="P54"><text:tab/>```</text:p>
      <text:p text:style-name="P54"/>
      <text:p text:style-name="P54"><text:tab/><text:tab/><text:span text:style-name="T5">--------------------------</text:span></text:p>
      <text:p text:style-name="P55"><text:tab/><text:tab/><text:tab/>Format the output of ...</text:p>
      <text:p text:style-name="P55"><text:tab/><text:tab/>--------------------------</text:p>
      <text:p text:style-name="P55"/>
      <text:p text:style-name="P55"><text:tab/><text:tab/>Current date and time: 2025-04-14 06:00:46.083582</text:p>
      <text:p text:style-name="P55"><text:tab/><text:tab/>Formatted date and time: 2025-04-14 06:01:48</text:p>
      <text:p text:style-name="P55"/>
      <text:p text:style-name="P55"/>
      <text:p text:style-name="P55"><text:tab/><text:tab/>--------------------------</text:p>
      <text:p text:style-name="P55"><text:tab/><text:tab/> <text:s text:c="2"/>Display the time in 12h..</text:p>
      <text:p text:style-name="P55"><text:soft-page-break/><text:tab/><text:tab/>-------------------------</text:p>
      <text:p text:style-name="P55"><text:tab/><text:tab/>Formatted date and time: 2025-04-14 13:01:48</text:p>
      <text:p text:style-name="P55"/>
      <text:p text:style-name="P55"><text:tab/><text:tab/></text:p>
      <text:p text:style-name="P55"><text:tab/><text:tab/>--------------------------</text:p>
      <text:p text:style-name="P55"><text:tab/><text:tab/> Customzide the date and time…</text:p>
      <text:p text:style-name="P55"><text:tab/><text:tab/>--------------------------</text:p>
      <text:p text:style-name="P55"/>
      <text:p text:style-name="P55"><text:tab/><text:tab/>Formatted date and time: Monday, April 14 2025 06:04:<text:span text:style-name="T14">48</text:span> AM</text:p>
      <text:p text:style-name="P40"/>
      <text:p text:style-name="P56"><text:tab/><text:tab/><text:span text:style-name="T14">Formatted date and time: Mon, Apr 14 25 06:05:31 AM</text:span></text:p>
      <text:p text:style-name="P57"/>
      <text:p text:style-name="P57"/>
      <text:p text:style-name="P58">4.</text:p>
      <text:p text:style-name="P58"><text:tab/>```</text:p>
      <text:p text:style-name="P58"><text:tab/><text:tab/>….</text:p>
      <text:p text:style-name="P57"><text:tab/><text:span text:style-name="T1">```</text:span> </text:p>
      <text:p text:style-name="P57"/>
      <text:p text:style-name="P57"><text:tab/><text:tab/>d1 = <text:s/>14/04/2025</text:p>
      <text:p text:style-name="P57"><text:tab/><text:tab/>d2 = <text:s/>April 14 2025</text:p>
      <text:p text:style-name="P57"><text:tab/><text:tab/>d3 = <text:s/>04/14/25</text:p>
      <text:p text:style-name="P57"><text:tab/><text:tab/>d4 = <text:s/>Apr-14-2025</text:p>
      <text:p text:style-name="P38"/>
      <text:p text:style-name="P59">Q9</text:p>
      <text:p text:style-name="P59">Do these programming excerises with Python langauage</text:p>
      <text:p text:style-name="P60"/>
      <text:p text:style-name="P60"/>
      <text:p text:style-name="P61">1. Write a program to perform different arithmetic operations on numbers in Python</text:p>
      <text:p text:style-name="P62"/>
      <text:p text:style-name="P63"><text:tab/><text:span text:style-name="T15">```</text:span></text:p>
      <text:p text:style-name="P63">def arithmetic_ops(a, b):</text:p>
      <text:p text:style-name="P62"><text:s text:c="4"/>print("Addition:", a + b)</text:p>
      <text:p text:style-name="P62"><text:s text:c="4"/>print("Subtraction:", a - b)</text:p>
      <text:p text:style-name="P62"><text:s text:c="4"/>print("Multiplication:", a * b)</text:p>
      <text:p text:style-name="P62"><text:s text:c="4"/>if b != 0:</text:p>
      <text:p text:style-name="P62"><text:s text:c="8"/>print("Division:", a / b)</text:p>
      <text:p text:style-name="P62"><text:s text:c="8"/>print("Modulus:", a % b)</text:p>
      <text:p text:style-name="P62"><text:s text:c="8"/>print("Floor Division:", a // b)</text:p>
      <text:p text:style-name="P62"><text:s text:c="4"/>else:</text:p>
      <text:p text:style-name="P62"><text:s text:c="8"/>print("Division: Error - Division by zero")</text:p>
      <text:p text:style-name="P62"><text:s text:c="4"/>print("Exponentiation:", a ** b)</text:p>
      <text:p text:style-name="P62"><text:tab/><text:span text:style-name="T15">```</text:span></text:p>
      <text:p text:style-name="P61"/>
      <text:p text:style-name="P61"><text:soft-page-break/>2. Write a program to crate concatenate and print a string and accessing sub-string from given string</text:p>
      <text:p text:style-name="P61"/>
      <text:p text:style-name="P64"><text:tab/>```</text:p>
      <text:p text:style-name="P64">str1 = "Hello, "</text:p>
      <text:p text:style-name="P64">str2 = "World!"</text:p>
      <text:p text:style-name="P64">concat_str = str1 + str2</text:p>
      <text:p text:style-name="P64">print("Concatenated String:", concat_str)</text:p>
      <text:p text:style-name="P64"/>
      <text:p text:style-name="P64"/>
      <text:p text:style-name="P64">substring = concat_str[7:12]</text:p>
      <text:p text:style-name="P64">print("Substring (extracted 'World'):", substring)</text:p>
      <text:p text:style-name="P64"><text:tab/>```</text:p>
      <text:p text:style-name="P61"/>
      <text:p text:style-name="P61">3. try a print the day, month, year in the form “Today is 2/2/2016”</text:p>
      <text:p text:style-name="P61"/>
      <text:p text:style-name="P61"><text:tab/><text:span text:style-name="T16">I did not understand</text:span></text:p>
      <text:p text:style-name="P61"/>
      <text:p text:style-name="P61">4. Make a python program to find out what versionb of Python you are using</text:p>
      <text:p text:style-name="P61"/>
      <text:p text:style-name="P64">```</text:p>
      <text:p text:style-name="P64">import sys</text:p>
      <text:p text:style-name="P64">print("Python version:", sys.version)</text:p>
      <text:p text:style-name="P64">```</text:p>
      <text:p text:style-name="P61"/>
      <text:p text:style-name="P61">5. write a program to get three value from the user and compute the average</text:p>
      <text:p text:style-name="P61"/>
      <text:p text:style-name="P64">```</text:p>
      <text:p text:style-name="P64">num1 = float(input("Enter first number: "))</text:p>
      <text:p text:style-name="P64">num2 = float(input("Enter second number: "))</text:p>
      <text:p text:style-name="P64">num3 = float(input("Enter third number: "))</text:p>
      <text:p text:style-name="P64"/>
      <text:p text:style-name="P64">average = (num1 + num2 + num3) / 3</text:p>
      <text:p text:style-name="P64">print("The average is:", average)</text:p>
      <text:p text:style-name="P64">```</text:p>
      <text:p text:style-name="P61"/>
      <text:p text:style-name="P61">6. write a program that takes 2 numbers as command line aarguments and make a simple calculator</text:p>
      <text:p text:style-name="P65"/>
      <text:p text:style-name="P64">```</text:p>
      <text:p text:style-name="P64">import sys</text:p>
      <text:p text:style-name="P64"/>
      <text:p text:style-name="P64">if len(sys.argv) != 3:</text:p>
      <text:p text:style-name="P64"><text:s text:c="4"/>print("Usage: python calculator.py &lt;num1&gt; &lt;num2&gt;")</text:p>
      <text:p text:style-name="P64"><text:soft-page-break/><text:s text:c="4"/>sys.exit(1)</text:p>
      <text:p text:style-name="P64"/>
      <text:p text:style-name="P64">try:</text:p>
      <text:p text:style-name="P64"><text:s text:c="4"/>num1 = float(sys.argv[1])</text:p>
      <text:p text:style-name="P64"><text:s text:c="4"/>num2 = float(sys.argv[2])</text:p>
      <text:p text:style-name="P64">except ValueError:</text:p>
      <text:p text:style-name="P64"><text:s text:c="4"/>print("Please provide valid numbers.")</text:p>
      <text:p text:style-name="P64"><text:s text:c="4"/>sys.exit(1)</text:p>
      <text:p text:style-name="P64"/>
      <text:p text:style-name="P64">print("Addition:", num1 + num2)</text:p>
      <text:p text:style-name="P64">print("Subtraction:", num1 - num2)</text:p>
      <text:p text:style-name="P64">print("Multiplication:", num1 * num2)</text:p>
      <text:p text:style-name="P64">if num2 != 0:</text:p>
      <text:p text:style-name="P64"><text:s text:c="4"/>print("Division:", num1 / num2)</text:p>
      <text:p text:style-name="P64">else:</text:p>
      <text:p text:style-name="P64"><text:s text:c="4"/>print("Division: Error - Division by zero")</text:p>
      <text:p text:style-name="P64">```</text:p>
      <text:p text:style-name="P65"/>
      <text:p text:style-name="P61">7. write a python program to define a module and import specifc function in thtat module to another program</text:p>
      <text:p text:style-name="P61"/>
      <text:p text:style-name="P64">module.py</text:p>
      <text:p text:style-name="P64">```</text:p>
      <text:p text:style-name="P64">def hey(name):</text:p>
      <text:p text:style-name="P64"><text:s text:c="4"/>return f"Hello, {name}!"</text:p>
      <text:p text:style-name="P64">```</text:p>
      <text:p text:style-name="P64"/>
      <text:p text:style-name="P64">main.py</text:p>
      <text:p text:style-name="P64">```</text:p>
      <text:p text:style-name="P64">from module import hey</text:p>
      <text:p text:style-name="P64"/>
      <text:p text:style-name="P64">name = input("Enter your name: ")</text:p>
      <text:p text:style-name="P64">print(greeting(name))</text:p>
      <text:p text:style-name="P64">```</text:p>
      <text:p text:style-name="P61"/>
      <text:p text:style-name="P61">8. import the math module and call sin function</text:p>
      <text:p text:style-name="P61"/>
      <text:p text:style-name="P64">```</text:p>
      <text:p text:style-name="P64">import math</text:p>
      <text:p text:style-name="P64"/>
      <text:p text:style-name="P64">angle_radians = math.pi / 2</text:p>
      <text:p text:style-name="P64">print("The sine of 90 degrees is:", math.sin(angle_radians))</text:p>
      <text:p text:style-name="P64">```</text:p>
      <text:p text:style-name="P61"/>
      <text:p text:style-name="P61"><text:soft-page-break/>9. write a python script to print the currect date in the following format “Sun May 29 02:26:23 IST 2017”</text:p>
      <text:p text:style-name="P62"/>
      <text:p text:style-name="P64">```</text:p>
      <text:p text:style-name="P64">import datetime</text:p>
      <text:p text:style-name="P64">import time</text:p>
      <text:p text:style-name="P64"/>
      <text:p text:style-name="P64">tz = datetime.timezone(datetime.timedelta(hours=5, minutes=30))</text:p>
      <text:p text:style-name="P64">now = datetime.datetime.now(tz)</text:p>
      <text:p text:style-name="P64">formatted_date = now.strftime("%a %b %d %H:%M:%S %Z %Y")</text:p>
      <text:p text:style-name="P64">print("Current date and time with IST timezone:", formatted_date)</text:p>
      <text:p text:style-name="P64">```</text:p>
      <text:p text:style-name="P61"/>
      <text:p text:style-name="P61">10. write a python program to add some days to your present date and print the dater added</text:p>
      <text:p text:style-name="P61"/>
      <text:p text:style-name="P66"><text:span text:style-name="T17"><text:s/></text:span><text:tab/></text:p>
      <text:p text:style-name="P32"/>
      <text:p text:style-name="P67">```</text:p>
      <text:p text:style-name="P64">import datetime</text:p>
      <text:p text:style-name="P64"/>
      <text:p text:style-name="P64">days_to_add = int(input("Enter number of days to add: "))</text:p>
      <text:p text:style-name="P64">today = datetime.date.today()</text:p>
      <text:p text:style-name="P64">future_date = today + datetime.timedelta(days=days_to_add)</text:p>
      <text:p text:style-name="P64">print("Date after adding", days_to_add, "days:", future_date)</text:p>
      <text:p text:style-name="P67">```</text:p>
      <text:p text:style-name="P68"/>
      <text:p text:style-name="P68"/>
      <text:p text:style-name="P68"/>
      <text:p text:style-name="P69">11. Write programs to read in a value of x then calculate the following expressions</text:p>
      <text:p text:style-name="P69"/>
      <text:list text:style-name="L7">
        <text:list-item>
          <text:p text:style-name="P70">x – 2 / x<text:span text:style-name="T18">2 </text:span>+ 1</text:p>
        </text:list-item>
        <text:list-item>
          <text:p text:style-name="P70">2 <text:span text:style-name="T18">x <text:s/>+ 1</text:span></text:p>
        </text:list-item>
        <text:list-item>
          <text:p text:style-name="P71">x <text:span text:style-name="T18">-2x</text:span></text:p>
        </text:list-item>
      </text:list>
      <text:p text:style-name="P72"/>
      <text:p text:style-name="P73"><text:tab/>```</text:p>
      <text:p text:style-name="P73"><text:s text:c="8"/>x = float(input("Enter a value for x: "))</text:p>
      <text:p text:style-name="P73"/>
      <text:p text:style-name="P73"><text:s text:c="8"/>expr1 = (x - 2) / (x**2 + 1)</text:p>
      <text:p text:style-name="P73"/>
      <text:p text:style-name="P73"><text:s text:c="8"/>expr2 = (2 * x) + 1</text:p>
      <text:p text:style-name="P73"/>
      <text:p text:style-name="P73"><text:s text:c="8"/>expr3 = x - (2 ** x)</text:p>
      <text:p text:style-name="P73"/>
      <text:p text:style-name="P73"><text:soft-page-break/><text:s text:c="8"/>print(f"\nResults:")</text:p>
      <text:p text:style-name="P73"><text:s text:c="8"/>print(f"1. (x - 2) / (x^2 + 1) <text:s/>= {expr1}")</text:p>
      <text:p text:style-name="P73"><text:s text:c="8"/>print(f"2. (2 * x) + 1 <text:s text:c="9"/>= {expr2}")</text:p>
      <text:p text:style-name="P73"><text:s text:c="8"/>print(f"3. x - 2^x <text:s text:c="13"/>= {expr3}")</text:p>
      <text:p text:style-name="P73"><text:tab/>```</text:p>
      <text:p text:style-name="P8"><text:tab/></text:p>
      <text:p text:style-name="P7"/>
      <text:p text:style-name="P72">12. <text:s text:c="2"/>Create a program <text:s/>which converts temperature from Celcius to Fehernhite</text:p>
      <text:p text:style-name="P72"/>
      <text:p text:style-name="P72"/>
      <text:p text:style-name="P72"><text:tab/><text:span text:style-name="T5">```</text:span></text:p>
      <text:p text:style-name="P73"><text:tab/>c = float(input("Celsius: "))</text:p>
      <text:p text:style-name="P73"><text:tab/>f = (c * 9 / 5) + 32</text:p>
      <text:p text:style-name="P73"><text:tab/>print("Fahrenheit:", f)</text:p>
      <text:p text:style-name="P73"><text:tab/>```</text:p>
      <text:p text:style-name="P73"/>
      <text:p text:style-name="P73"/>
      <text:p text:style-name="P74">13. Write a program to compute distance between two points taking input from the user. The Pythagorean theorem is the basis for computing distance between two points. Let (x1, y1) and (x2, y2) be th co-ordinates of points on xy-plane. From Pythagorean theorem, the distance between two points is calculated using the formulae: math.sqrt((x2 – x1) ** 2 + (y2 – y1) ** 2)</text:p>
      <text:p text:style-name="P74"/>
      <text:p text:style-name="P74"><text:tab/><text:span text:style-name="T5">```</text:span></text:p>
      <text:p text:style-name="P75"><text:tab/>import math</text:p>
      <text:p text:style-name="P75"/>
      <text:p text:style-name="P75"><text:tab/>def calculate_distance(x1, y1, x2, y2):</text:p>
      <text:p text:style-name="P75"><text:tab/> <text:s text:c="3"/>return math.sqrt((x2 - x1)**2 + (y2 - y1)**2)</text:p>
      <text:p text:style-name="P75"/>
      <text:p text:style-name="P75"><text:s text:c="5"/>x1 = float(input("Enter x1: "))</text:p>
      <text:p text:style-name="P75"><text:s text:c="5"/>y1 = float(input("Enter y1: "))</text:p>
      <text:p text:style-name="P75"><text:s text:c="5"/>x2 = float(input("Enter x2: "))</text:p>
      <text:p text:style-name="P75"><text:s text:c="5"/>y2 = float(input("Enter y2: "))</text:p>
      <text:p text:style-name="P75"><text:s text:c="4"/></text:p>
      <text:p text:style-name="P75"><text:s text:c="5"/>distance = calculate_distance(x1, y1, x2, y2)</text:p>
      <text:p text:style-name="P75"><text:s text:c="5"/>print(f"The distance between ({x1}, {y1}) and ({x2}, {y2}) is: <text:s/>{distance:.4f}")</text:p>
      <text:p text:style-name="P75"><text:tab/>```</text:p>
      <text:p text:style-name="P74"/>
      <text:p text:style-name="P74">14. Write a program to convert U.S dollars to indian rupees</text:p>
      <text:p text:style-name="P74"/>
      <text:p text:style-name="P74"><text:tab/><text:span text:style-name="T5">```</text:span></text:p>
      <text:p text:style-name="P75"><text:tab/>us_bucks = float(input(“Enter in U.S dollars: ”))</text:p>
      <text:p text:style-name="P75"/>
      <text:p text:style-name="P75"><text:soft-page-break/><text:tab/>print(f“{us_bucks} in rupees is: {us_bucks * 74.5}”)</text:p>
      <text:p text:style-name="P75"><text:tab/>```</text:p>
      <text:p text:style-name="P75"/>
      <text:p text:style-name="P74"/>
      <text:p text:style-name="P74">15. Write a program to convert bits to Megabytes, Gigabytes, and Terabytes</text:p>
      <text:p text:style-name="P74"/>
      <text:p text:style-name="P74"><text:tab/><text:span text:style-name="T5">```</text:span></text:p>
      <text:p text:style-name="P75"><text:tab/>bits = 10 * 100</text:p>
      <text:p text:style-name="P75"/>
      <text:p text:style-name="P75"><text:tab/>bytes<text:span text:style-name="T19">_</text:span> = bits / 8</text:p>
      <text:p text:style-name="P75"/>
      <text:p text:style-name="P75"><text:tab/>megabytes = bytes_ / (1024 ** 2)</text:p>
      <text:p text:style-name="P75"><text:tab/>gigabytes = bytes_ / (1024 ** 3)</text:p>
      <text:p text:style-name="P75"><text:tab/>terabytes = bytes_ / (1024 ** 4)</text:p>
      <text:p text:style-name="P75"><text:tab/>```</text:p>
      <text:p text:style-name="P75"/>
      <text:p text:style-name="P76">16. Write a progam to find the square root of a number</text:p>
      <text:p text:style-name="P76"/>
      <text:p text:style-name="P76"><text:tab/><text:span text:style-name="T5">```</text:span></text:p>
      <text:p text:style-name="P77"><text:tab/>import math</text:p>
      <text:p text:style-name="P77"/>
      <text:p text:style-name="P77"><text:tab/>num = 5</text:p>
      <text:p text:style-name="P77"/>
      <text:p text:style-name="P77"><text:tab/>print(f“sqaure root: {math.sqrt(num)}”)</text:p>
      <text:p text:style-name="P77"><text:tab/>```</text:p>
      <text:p text:style-name="P77"/>
      <text:p text:style-name="P76">17. Write a program to calculate area and primeter of the sqaure</text:p>
      <text:p text:style-name="P76"/>
      <text:p text:style-name="P76"/>
      <text:p text:style-name="P76"><text:tab/><text:span text:style-name="T5">```</text:span></text:p>
      <text:p text:style-name="P77"><text:tab/>side = float(input("Enter the length of the side of the square: "))</text:p>
      <text:p text:style-name="P77"/>
      <text:p text:style-name="P77"><text:tab/>area = side * side</text:p>
      <text:p text:style-name="P77"><text:tab/>perimeter = 4 * side</text:p>
      <text:p text:style-name="P77"/>
      <text:p text:style-name="P77"><text:tab/>print("Area of the square:", area)</text:p>
      <text:p text:style-name="P77"><text:tab/>print("Perimeter of the square:", perimeter)q</text:p>
      <text:p text:style-name="P77"><text:tab/>```</text:p>
      <text:p text:style-name="P77"/>
      <text:p text:style-name="P77"/>
      <text:p text:style-name="P76">18. Write a program to swap the value of two variables</text:p>
      <text:p text:style-name="P76"/>
      <text:p text:style-name="P76"><text:tab/><text:span text:style-name="T5">```</text:span></text:p>
      <text:p text:style-name="P77"><text:soft-page-break/><text:tab/>x = 1</text:p>
      <text:p text:style-name="P77"><text:tab/>y = 2</text:p>
      <text:p text:style-name="P77"/>
      <text:p text:style-name="P77"><text:tab/>x = y + x</text:p>
      <text:p text:style-name="P77"><text:tab/>y = x – y</text:p>
      <text:p text:style-name="P77"><text:tab/>x = x - y</text:p>
      <text:p text:style-name="P77"><text:tab/>```</text:p>
      <text:p text:style-name="P76"/>
      <text:p text:style-name="P76">19. Write a Python program to convert kilometer to miles</text:p>
      <text:p text:style-name="P76"/>
      <text:p text:style-name="P77"><text:tab/>```</text:p>
      <text:p text:style-name="P77"><text:tab/>kilometers = float(input("Enter distance in kilometers: "))</text:p>
      <text:p text:style-name="P77"/>
      <text:p text:style-name="P77"><text:tab/>miles = kilometers * 0.621371</text:p>
      <text:p text:style-name="P77"/>
      <text:p text:style-name="P77"><text:tab/>print("Distance in miles:", miles)</text:p>
      <text:p text:style-name="P77"><text:tab/>```</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ndale Mono" svg:font-family="'Andale Mono'" style:font-pitch="fixed"/>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imbus Mono PS" svg:font-family="'Nimbus Mono PS'" style:font-pitch="fixed"/>
    <style:font-face style:name="Noto Sans" svg:font-family="'Noto Sans'" style:font-family-generic="swiss" style:font-pitch="variable"/>
    <style:font-face style:name="Noto Sans CJK HK" svg:font-family="'Noto Sans CJK HK'"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CJK HK"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HK"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4-13T19:59:30.843540682</meta:creation-date>
    <dc:date>2025-04-19T06:26:24.454564069</dc:date>
    <meta:editing-duration>P2DT12H47M4S</meta:editing-duration>
    <meta:editing-cycles>12</meta:editing-cycles>
    <meta:generator>LibreOffice/25.2.1.2$Linux_X86_64 LibreOffice_project/520$Build-2</meta:generator>
    <meta:print-date>2025-04-14T06:24:23.762678181</meta:print-date>
    <meta:printed-by>PDF files</meta:printed-by>
    <meta:document-statistic meta:table-count="0" meta:image-count="0" meta:object-count="0" meta:page-count="24" meta:paragraph-count="640" meta:word-count="2733" meta:character-count="14131" meta:non-whitespace-character-count="11252"/>
  </office:meta>
</office:document-meta>
</file>